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Liberation Serif" officeooo:paragraph-rsid="012b6bf2"/>
    </style:style>
    <style:style style:name="P2" style:family="paragraph" style:parent-style-name="Standard">
      <style:paragraph-properties fo:line-height="115%" fo:text-align="center" style:justify-single-word="false"/>
      <style:text-properties style:font-name="Liberation Serif" officeooo:paragraph-rsid="012b6bf2"/>
    </style:style>
    <style:style style:name="P3" style:family="paragraph" style:parent-style-name="Standard">
      <style:paragraph-properties fo:text-align="center" style:justify-single-word="false"/>
      <style:text-properties style:font-name="Liberation Serif" fo:font-size="11pt" fo:font-weight="bold" officeooo:rsid="00cb60eb" officeooo:paragraph-rsid="012b6bf2" style:font-size-asian="11pt" style:font-weight-asian="bold" style:font-size-complex="11pt" style:font-weight-complex="bold"/>
    </style:style>
    <style:style style:name="P4" style:family="paragraph" style:parent-style-name="Standard">
      <style:text-properties style:font-name="Liberation Serif" fo:font-size="11pt" officeooo:paragraph-rsid="012b6bf2" style:font-size-asian="11pt" style:font-size-complex="11pt"/>
    </style:style>
    <style:style style:name="P5" style:family="paragraph" style:parent-style-name="Standard">
      <style:paragraph-properties fo:line-height="115%" fo:text-align="center" style:justify-single-word="false"/>
      <style:text-properties style:font-name="Liberation Serif" officeooo:rsid="0013ae0f" officeooo:paragraph-rsid="012b6bf2" loext:padding="0.049cm" loext:border="none"/>
    </style:style>
    <style:style style:name="P6" style:family="paragraph" style:parent-style-name="Horizontal_20_Line">
      <style:text-properties style:font-name="Liberation Serif" officeooo:paragraph-rsid="01354d67"/>
    </style:style>
    <style:style style:name="P7" style:family="paragraph" style:parent-style-name="Standard" style:master-page-name="">
      <style:paragraph-properties fo:line-height="115%" fo:text-align="justify" style:justify-single-word="false" style:page-number="auto"/>
      <style:text-properties style:font-name="Liberation Serif" fo:font-size="10pt" fo:font-weight="bold" officeooo:rsid="00bf4adf" officeooo:paragraph-rsid="012b6bf2"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Liberation Serif" fo:font-size="11pt" fo:font-weight="bold" officeooo:rsid="00cb60eb" officeooo:paragraph-rsid="01324a10" style:font-size-asian="11pt" style:font-weight-asian="bold" style:font-size-complex="11pt" style:font-weight-complex="bold"/>
    </style:style>
    <style:style style:name="P9" style:family="paragraph" style:parent-style-name="Standard">
      <style:paragraph-properties fo:line-height="115%" fo:text-align="start" style:justify-single-word="false"/>
      <style:text-properties style:font-name="Liberation Serif" fo:font-size="11pt" fo:font-weight="normal" officeooo:rsid="00bf4adf" officeooo:paragraph-rsid="01324a10" style:font-size-asian="11pt" style:font-weight-asian="normal" style:font-size-complex="11pt" style:font-weight-complex="normal"/>
    </style:style>
    <style:style style:name="P10" style:family="paragraph" style:parent-style-name="Standard">
      <style:paragraph-properties fo:line-height="115%" fo:text-align="justify" style:justify-single-word="false"/>
      <style:text-properties style:font-name="Liberation Serif" fo:font-size="11pt" fo:font-weight="normal" officeooo:rsid="002b9786" officeooo:paragraph-rsid="012b6bf2" style:font-size-asian="11pt" style:font-weight-asian="normal" style:font-size-complex="11pt" style:font-weight-complex="normal"/>
    </style:style>
    <style:style style:name="P11" style:family="paragraph" style:parent-style-name="Standard">
      <style:text-properties style:font-name="Liberation Serif" fo:font-size="11pt" officeooo:paragraph-rsid="01324a10" style:font-size-asian="11pt" style:font-size-complex="11pt"/>
    </style:style>
    <style:style style:name="P12" style:family="paragraph" style:parent-style-name="Standard">
      <style:paragraph-properties fo:line-height="115%" fo:text-align="center" style:justify-single-word="false"/>
      <style:text-properties style:font-name="Liberation Serif" officeooo:paragraph-rsid="01354d67"/>
    </style:style>
    <style:style style:name="P13" style:family="paragraph" style:parent-style-name="Standard">
      <style:paragraph-properties fo:line-height="115%" fo:text-align="center" style:justify-single-word="false"/>
      <style:text-properties style:font-name="Liberation Serif" officeooo:paragraph-rsid="013adb78"/>
    </style:style>
    <style:style style:name="P14" style:family="paragraph" style:parent-style-name="Standard">
      <style:paragraph-properties fo:line-height="115%" fo:text-align="center" style:justify-single-word="false"/>
      <style:text-properties style:font-name="Liberation Serif" officeooo:rsid="0013ae0f" officeooo:paragraph-rsid="01354d67" loext:padding="0.049cm" loext:border="none"/>
    </style:style>
    <style:style style:name="P15" style:family="paragraph" style:parent-style-name="Standard">
      <style:paragraph-properties fo:line-height="115%" fo:text-align="center" style:justify-single-word="false"/>
      <style:text-properties style:font-name="Liberation Serif" officeooo:rsid="0013ae0f" officeooo:paragraph-rsid="013adb78" loext:padding="0.049cm" loext:border="none"/>
    </style:style>
    <style:style style:name="P16" style:family="paragraph" style:parent-style-name="Standard">
      <style:paragraph-properties fo:line-height="115%" fo:text-align="justify" style:justify-single-word="false"/>
      <style:text-properties style:font-name="Liberation Serif" fo:font-weight="bold" officeooo:rsid="00bf4adf" officeooo:paragraph-rsid="01354d67" style:font-weight-asian="bold" style:font-weight-complex="bold"/>
    </style:style>
    <style:style style:name="P17" style:family="paragraph" style:parent-style-name="Standard">
      <style:paragraph-properties fo:line-height="115%" fo:text-align="justify" style:justify-single-word="false"/>
      <style:text-properties style:font-name="Liberation Serif" fo:font-size="10pt" fo:font-weight="bold" officeooo:rsid="00bf4adf" officeooo:paragraph-rsid="01354d67" style:font-size-asian="10pt" style:font-weight-asian="bold" style:font-size-complex="10pt" style:font-weight-complex="bold"/>
    </style:style>
    <style:style style:name="P18" style:family="paragraph" style:parent-style-name="Standard">
      <style:paragraph-properties fo:line-height="115%" fo:text-align="justify" style:justify-single-word="false"/>
      <style:text-properties style:font-name="Liberation Serif" fo:font-size="10pt" officeooo:rsid="00526a64" officeooo:paragraph-rsid="012b6bf2" style:font-size-asian="10pt" style:font-size-complex="10pt"/>
    </style:style>
    <style:style style:name="P19" style:family="paragraph" style:parent-style-name="Standard">
      <style:paragraph-properties fo:line-height="115%" fo:text-align="justify" style:justify-single-word="false"/>
      <style:text-properties style:font-name="Liberation Serif" fo:font-size="10pt" officeooo:paragraph-rsid="012b6bf2" style:font-size-asian="10pt" style:font-size-complex="10pt"/>
    </style:style>
    <style:style style:name="P20" style:family="paragraph" style:parent-style-name="Standard">
      <style:paragraph-properties fo:line-height="115%"/>
      <style:text-properties style:font-name="Liberation Serif" fo:font-size="10pt" officeooo:paragraph-rsid="012b6bf2" style:font-size-asian="10pt" style:font-size-complex="10pt"/>
    </style:style>
    <style:style style:name="P21" style:family="paragraph" style:parent-style-name="Standard">
      <style:paragraph-properties fo:line-height="115%" fo:text-align="justify" style:justify-single-word="false"/>
      <style:text-properties style:font-name="Liberation Serif" fo:font-size="10pt" officeooo:rsid="0134745f" officeooo:paragraph-rsid="012b6bf2" style:font-size-asian="10pt" style:font-size-complex="10pt"/>
    </style:style>
    <style:style style:name="P22" style:family="paragraph" style:parent-style-name="Standard">
      <style:paragraph-properties fo:line-height="200%" fo:text-align="justify" style:justify-single-word="false"/>
      <style:text-properties fo:font-size="16pt" officeooo:paragraph-rsid="012b6bf2" style:font-size-asian="16pt" style:font-size-complex="16pt"/>
    </style:style>
    <style:style style:name="P23" style:family="paragraph" style:parent-style-name="Standard">
      <style:paragraph-properties fo:line-height="200%" fo:text-align="justify" style:justify-single-word="false"/>
      <style:text-properties fo:font-size="16pt" officeooo:paragraph-rsid="01354d67" style:font-size-asian="16pt" style:font-size-complex="16pt"/>
    </style:style>
    <style:style style:name="P24" style:family="paragraph" style:parent-style-name="Standard">
      <style:paragraph-properties fo:line-height="115%" fo:text-align="justify" style:justify-single-word="false"/>
      <style:text-properties fo:font-size="16pt" officeooo:paragraph-rsid="01354d67" style:font-size-asian="16pt" style:font-size-complex="16pt"/>
    </style:style>
    <style:style style:name="P25" style:family="paragraph" style:parent-style-name="Standard">
      <style:paragraph-properties fo:line-height="115%" fo:text-align="justify" style:justify-single-word="false"/>
      <style:text-properties officeooo:paragraph-rsid="01354d67"/>
    </style:style>
    <style:style style:name="P26" style:family="paragraph" style:parent-style-name="Standard">
      <style:paragraph-properties fo:line-height="115%" fo:text-align="center" style:justify-single-word="false"/>
      <style:text-properties officeooo:paragraph-rsid="01354d67"/>
    </style:style>
    <style:style style:name="P27" style:family="paragraph" style:parent-style-name="Standard">
      <style:paragraph-properties fo:line-height="115%" fo:text-align="center" style:justify-single-word="false"/>
      <style:text-properties officeooo:paragraph-rsid="013adb78"/>
    </style:style>
    <style:style style:name="P28" style:family="paragraph" style:parent-style-name="Standard">
      <style:paragraph-properties fo:text-align="justify" style:justify-single-word="false"/>
      <style:text-properties fo:font-size="10pt" fo:font-weight="normal" officeooo:rsid="012eda02" officeooo:paragraph-rsid="01354d67" style:font-size-asian="10pt" style:font-weight-asian="normal" style:font-size-complex="10pt" style:font-weight-complex="normal"/>
    </style:style>
    <style:style style:name="P29" style:family="paragraph" style:parent-style-name="Standard">
      <style:text-properties fo:font-size="10pt" fo:font-weight="normal" officeooo:rsid="012ea97c" officeooo:paragraph-rsid="01354d67" style:font-size-asian="10pt" style:font-weight-asian="normal" style:font-size-complex="10pt" style:font-weight-complex="normal"/>
    </style:style>
    <style:style style:name="P30" style:family="paragraph" style:parent-style-name="Standard">
      <style:text-properties fo:font-size="10pt" fo:font-weight="normal" officeooo:rsid="012fcda0" officeooo:paragraph-rsid="01354d67" style:font-size-asian="10pt" style:font-weight-asian="normal" style:font-size-complex="10pt" style:font-weight-complex="normal"/>
    </style:style>
    <style:style style:name="P31" style:family="paragraph" style:parent-style-name="Standard">
      <style:text-properties fo:font-size="10pt" fo:font-weight="normal" officeooo:rsid="00548391" officeooo:paragraph-rsid="01354d67" style:font-size-asian="10pt" style:font-weight-asian="normal" style:font-size-complex="10pt" style:font-weight-complex="normal"/>
    </style:style>
    <style:style style:name="P32" style:family="paragraph" style:parent-style-name="Standard">
      <style:text-properties fo:font-size="10pt" fo:font-weight="normal" officeooo:rsid="00587e7b" officeooo:paragraph-rsid="01354d67" style:font-size-asian="10pt" style:font-weight-asian="normal" style:font-size-complex="10pt" style:font-weight-complex="normal"/>
    </style:style>
    <style:style style:name="P33" style:family="paragraph" style:parent-style-name="Standard">
      <style:paragraph-properties fo:line-height="115%" fo:text-align="justify" style:justify-single-word="false"/>
      <style:text-properties fo:font-size="10pt" officeooo:paragraph-rsid="012b6bf2" style:font-size-asian="10pt" style:font-size-complex="10pt"/>
    </style:style>
    <style:style style:name="P34" style:family="paragraph" style:parent-style-name="Standard">
      <style:paragraph-properties fo:line-height="115%" fo:text-align="justify" style:justify-single-word="false"/>
      <style:text-properties fo:font-size="10pt" officeooo:paragraph-rsid="01354d67" style:font-size-asian="10pt" style:font-size-complex="10pt"/>
    </style:style>
    <style:style style:name="P35" style:family="paragraph" style:parent-style-name="Standard">
      <style:paragraph-properties fo:line-height="115%"/>
      <style:text-properties fo:font-size="10pt" officeooo:paragraph-rsid="012b6bf2" style:font-size-asian="10pt" style:font-size-complex="10pt"/>
    </style:style>
    <style:style style:name="P36" style:family="paragraph" style:parent-style-name="Standard">
      <style:text-properties officeooo:rsid="00587e7b" officeooo:paragraph-rsid="01354d67"/>
    </style:style>
    <style:style style:name="P37" style:family="paragraph" style:parent-style-name="Standard">
      <style:text-properties officeooo:paragraph-rsid="01354d67"/>
    </style:style>
    <style:style style:name="P38" style:family="paragraph" style:parent-style-name="Standard">
      <style:paragraph-properties fo:line-height="115%" fo:text-align="justify" style:justify-single-word="false"/>
      <style:text-properties officeooo:rsid="013b9998" officeooo:paragraph-rsid="013b9998"/>
    </style:style>
    <style:style style:name="P39" style:family="paragraph" style:parent-style-name="Standard" style:master-page-name="">
      <style:paragraph-properties fo:line-height="115%" fo:text-align="justify" style:justify-single-word="false" style:page-number="auto"/>
      <style:text-properties fo:font-size="16pt" officeooo:paragraph-rsid="01354d67" style:font-size-asian="16pt" style:font-size-complex="16pt"/>
    </style:style>
    <style:style style:name="P40" style:family="paragraph" style:parent-style-name="Standard" style:master-page-name="">
      <style:paragraph-properties fo:line-height="115%" fo:text-align="justify" style:justify-single-word="false" style:page-number="auto"/>
      <style:text-properties fo:font-size="15pt" officeooo:paragraph-rsid="012b6bf2" style:font-size-asian="15pt" style:font-size-complex="15pt"/>
    </style:style>
    <style:style style:name="P41" style:family="paragraph" style:parent-style-name="Standard">
      <style:paragraph-properties fo:line-height="115%" fo:text-align="center" style:justify-single-word="false" fo:padding-left="0cm" fo:padding-right="0cm" fo:padding-top="0cm" fo:padding-bottom="0.074cm" fo:border-left="none" fo:border-right="none" fo:border-top="none" fo:border-bottom="0.06pt solid #000000" style:join-border="false"/>
      <style:text-properties style:font-name="Liberation Serif" officeooo:rsid="0013ae0f" officeooo:paragraph-rsid="013adb78" loext:padding="0.049cm" loext:border="none"/>
    </style:style>
    <style:style style:name="P42" style:family="paragraph" style:parent-style-name="Standard">
      <style:paragraph-properties fo:line-height="115%" fo:text-align="justify" style:justify-single-word="false" fo:padding-left="0cm" fo:padding-right="0cm" fo:padding-top="0cm" fo:padding-bottom="0.074cm" fo:border-left="none" fo:border-right="none" fo:border-top="none" fo:border-bottom="0.06pt solid #000000" style:join-border="false"/>
      <style:text-properties officeooo:paragraph-rsid="01354d67"/>
    </style:style>
    <style:style style:name="T1" style:family="text">
      <style:text-properties fo:color="#c254d2"/>
    </style:style>
    <style:style style:name="T2" style:family="text">
      <style:text-properties fo:color="#c254d2" style:font-name="Liberation Serif" loext:padding="0.049cm" loext:border="none"/>
    </style:style>
    <style:style style:name="T3" style:family="text">
      <style:text-properties fo:color="#c254d2" style:font-name="Liberation Serif" fo:font-style="italic" style:font-style-asian="italic" style:font-style-complex="italic" loext:padding="0.049cm" loext:border="none"/>
    </style:style>
    <style:style style:name="T4" style:family="text">
      <style:text-properties fo:color="#c254d2" style:font-name="Liberation Serif" fo:font-style="italic" officeooo:rsid="012bb313" style:font-style-asian="italic" style:font-style-complex="italic" loext:padding="0.049cm" loext:border="none"/>
    </style:style>
    <style:style style:name="T5" style:family="text">
      <style:text-properties fo:color="#c254d2" style:font-name="Liberation Serif" fo:font-style="italic" officeooo:rsid="008b07e2" style:font-style-asian="italic" style:font-style-complex="italic" loext:padding="0.049cm" loext:border="none"/>
    </style:style>
    <style:style style:name="T6" style:family="text">
      <style:text-properties fo:color="#c254d2" style:font-name="Liberation Serif" fo:font-size="14pt" style:font-size-asian="14pt" style:font-size-complex="14pt" loext:padding="0.049cm" loext:border="none"/>
    </style:style>
    <style:style style:name="T7" style:family="text">
      <style:text-properties fo:color="#c254d2" style:font-name="Liberation Serif" fo:font-size="14pt" fo:font-style="italic" style:font-size-asian="14pt" style:font-style-asian="italic" style:font-size-complex="14pt" style:font-style-complex="italic" loext:padding="0.049cm" loext:border="none"/>
    </style:style>
    <style:style style:name="T8" style:family="text">
      <style:text-properties fo:color="#c254d2" style:font-name="Liberation Serif" fo:font-size="14pt" fo:font-style="italic" officeooo:rsid="012bb313" style:font-size-asian="14pt" style:font-style-asian="italic" style:font-size-complex="14pt" style:font-style-complex="italic" loext:padding="0.049cm" loext:border="none"/>
    </style:style>
    <style:style style:name="T9" style:family="text">
      <style:text-properties fo:color="#c254d2" style:font-name="Liberation Serif" fo:font-size="14pt" fo:font-style="italic" officeooo:rsid="008b07e2" style:font-size-asian="14pt" style:font-style-asian="italic" style:font-size-complex="14pt" style:font-style-complex="italic" loext:padding="0.049cm" loext:border="none"/>
    </style:style>
    <style:style style:name="T10" style:family="text">
      <style:text-properties fo:color="#c254d2" fo:font-size="11pt" fo:font-style="normal" officeooo:rsid="002b9786" style:font-size-asian="11pt" style:font-style-asian="normal" style:font-size-complex="11pt" style:font-style-complex="normal"/>
    </style:style>
    <style:style style:name="T11" style:family="text">
      <style:text-properties style:text-underline-style="solid" style:text-underline-width="auto" style:text-underline-color="font-color" officeooo:rsid="0013ae0f" loext:padding="0.049cm" loext:border="none"/>
    </style:style>
    <style:style style:name="T12" style:family="text">
      <style:text-properties style:use-window-font-color="true"/>
    </style:style>
    <style:style style:name="T13" style:family="text">
      <style:text-properties style:use-window-font-color="true" style:text-underline-style="dotted" style:text-underline-width="auto" style:text-underline-color="font-color" officeooo:rsid="0013ae0f" loext:padding="0.049cm" loext:border="none"/>
    </style:style>
    <style:style style:name="T14" style:family="text">
      <style:text-properties style:use-window-font-color="true" style:text-underline-style="none" officeooo:rsid="00174449" loext:padding="0.049cm" loext:border="0.06pt solid #000000"/>
    </style:style>
    <style:style style:name="T15" style:family="text">
      <style:text-properties style:use-window-font-color="true" style:text-position="super 58%" style:font-name="Liberation Serif" fo:font-style="italic" style:text-underline-style="none" officeooo:rsid="00526a64" style:font-style-asian="italic" style:font-style-complex="italic" loext:padding="0.049cm" loext:border="none"/>
    </style:style>
    <style:style style:name="T16" style:family="text">
      <style:text-properties style:use-window-font-color="true" style:text-position="super 58%" style:font-name="Liberation Serif" fo:font-style="italic" style:text-underline-style="none" officeooo:rsid="013440ea" style:font-style-asian="italic" style:font-style-complex="italic" loext:padding="0.049cm" loext:border="none"/>
    </style:style>
    <style:style style:name="T17" style:family="text">
      <style:text-properties style:use-window-font-color="true" style:text-position="super 58%" style:font-name="Liberation Serif" fo:font-style="normal" officeooo:rsid="013440ea" style:font-style-asian="normal" style:font-style-complex="normal" loext:padding="0.049cm" loext:border="0.06pt solid #000000"/>
    </style:style>
    <style:style style:name="T18" style:family="text">
      <style:text-properties style:use-window-font-color="true" style:text-position="super 58%" style:font-name="Liberation Serif" fo:font-size="14pt" fo:font-style="italic" style:text-underline-style="none" officeooo:rsid="00526a64" style:font-size-asian="14pt" style:font-style-asian="italic" style:font-size-complex="14pt" style:font-style-complex="italic" loext:padding="0.049cm" loext:border="none"/>
    </style:style>
    <style:style style:name="T19" style:family="text">
      <style:text-properties style:use-window-font-color="true" style:text-position="super 58%" style:font-name="Liberation Serif" fo:font-size="14pt" fo:font-style="italic" style:text-underline-style="none" officeooo:rsid="013440ea" style:font-size-asian="14pt" style:font-style-asian="italic" style:font-size-complex="14pt" style:font-style-complex="italic" loext:padding="0.049cm" loext:border="none"/>
    </style:style>
    <style:style style:name="T20" style:family="text">
      <style:text-properties style:use-window-font-color="true" style:text-position="super 58%" style:font-name="Liberation Serif" fo:font-size="14pt" fo:font-style="normal" officeooo:rsid="013440ea" style:font-size-asian="14pt" style:font-style-asian="normal" style:font-size-complex="14pt" style:font-style-complex="normal" loext:padding="0.049cm" loext:border="0.06pt solid #000000"/>
    </style:style>
    <style:style style:name="T21" style:family="text">
      <style:text-properties style:use-window-font-color="true" fo:font-size="11pt" fo:font-style="normal" officeooo:rsid="002b9786" style:font-size-asian="11pt" style:font-style-asian="normal" style:font-size-complex="11pt" style:font-style-complex="normal"/>
    </style:style>
    <style:style style:name="T22" style:family="text">
      <style:text-properties fo:color="#63bbee"/>
    </style:style>
    <style:style style:name="T23" style:family="text">
      <style:text-properties fo:color="#63bbee" style:font-name="Liberation Serif" fo:font-style="italic" style:font-style-asian="italic" style:font-style-complex="italic" loext:padding="0.049cm" loext:border="none"/>
    </style:style>
    <style:style style:name="T24" style:family="text">
      <style:text-properties fo:color="#63bbee" style:font-name="Liberation Serif" fo:font-style="italic" style:font-style-asian="italic" style:font-style-complex="italic" loext:padding="0.049cm" loext:border="0.06pt solid #000000"/>
    </style:style>
    <style:style style:name="T25" style:family="text">
      <style:text-properties fo:color="#63bbee" style:font-name="Liberation Serif" fo:font-style="italic" officeooo:rsid="011fe210" style:font-style-asian="italic" style:font-style-complex="italic" loext:padding="0.049cm" loext:border="none"/>
    </style:style>
    <style:style style:name="T26" style:family="text">
      <style:text-properties fo:color="#63bbee" style:font-name="Liberation Serif" fo:font-style="italic" officeooo:rsid="0121678c" style:font-style-asian="italic" style:font-style-complex="italic" loext:padding="0.049cm" loext:border="none"/>
    </style:style>
    <style:style style:name="T27" style:family="text">
      <style:text-properties fo:color="#63bbee" style:font-name="Liberation Serif" fo:font-size="14pt" fo:font-style="italic" style:font-size-asian="14pt" style:font-style-asian="italic" style:font-size-complex="14pt" style:font-style-complex="italic" loext:padding="0.049cm" loext:border="none"/>
    </style:style>
    <style:style style:name="T28" style:family="text">
      <style:text-properties fo:color="#63bbee" style:font-name="Liberation Serif" fo:font-size="14pt" fo:font-style="italic" officeooo:rsid="011fe210" style:font-size-asian="14pt" style:font-style-asian="italic" style:font-size-complex="14pt" style:font-style-complex="italic" loext:padding="0.049cm" loext:border="none"/>
    </style:style>
    <style:style style:name="T29" style:family="text">
      <style:text-properties fo:color="#63bbee" style:font-name="Liberation Serif" fo:font-size="14pt" fo:font-style="italic" style:font-size-asian="14pt" style:font-style-asian="italic" style:font-size-complex="14pt" style:font-style-complex="italic" loext:padding="0.049cm" loext:border="0.06pt solid #000000"/>
    </style:style>
    <style:style style:name="T30" style:family="text">
      <style:text-properties fo:color="#63bbee" fo:font-size="11pt" fo:font-style="normal" officeooo:rsid="002b9786" style:font-size-asian="11pt" style:font-style-asian="normal" style:font-size-complex="11pt" style:font-style-complex="normal"/>
    </style:style>
    <style:style style:name="T31" style:family="text">
      <style:text-properties fo:color="#ff420e"/>
    </style:style>
    <style:style style:name="T32" style:family="text">
      <style:text-properties fo:color="#ff420e" style:font-name="Liberation Serif" fo:font-style="italic" style:font-style-asian="italic" style:font-style-complex="italic" loext:padding="0.049cm" loext:border="none"/>
    </style:style>
    <style:style style:name="T33" style:family="text">
      <style:text-properties fo:color="#ff420e" style:font-name="Liberation Serif" fo:font-style="italic" style:font-style-asian="italic" style:font-style-complex="italic" loext:padding="0.049cm" loext:border="0.06pt solid #000000"/>
    </style:style>
    <style:style style:name="T34" style:family="text">
      <style:text-properties fo:color="#ff420e" style:font-name="Liberation Serif" fo:font-size="14pt" fo:font-style="italic" style:font-size-asian="14pt" style:font-style-asian="italic" style:font-size-complex="14pt" style:font-style-complex="italic" loext:padding="0.049cm" loext:border="none"/>
    </style:style>
    <style:style style:name="T35" style:family="text">
      <style:text-properties fo:color="#ff420e" style:font-name="Liberation Serif" fo:font-size="14pt" fo:font-style="italic" style:font-size-asian="14pt" style:font-style-asian="italic" style:font-size-complex="14pt" style:font-style-complex="italic" loext:padding="0.049cm" loext:border="0.06pt solid #000000"/>
    </style:style>
    <style:style style:name="T36" style:family="text">
      <style:text-properties fo:color="#ff420e" fo:font-size="11pt" fo:font-style="normal" officeooo:rsid="002b9786" style:font-size-asian="11pt" style:font-style-asian="normal" style:font-size-complex="11pt" style:font-style-complex="normal"/>
    </style:style>
    <style:style style:name="T37" style:family="text">
      <style:text-properties fo:color="#18a303"/>
    </style:style>
    <style:style style:name="T38" style:family="text">
      <style:text-properties fo:color="#18a303" fo:font-size="11pt" fo:font-style="normal" officeooo:rsid="002b9786" style:font-size-asian="11pt" style:font-style-asian="normal" style:font-size-complex="11pt" style:font-style-complex="normal"/>
    </style:style>
    <style:style style:name="T39" style:family="text">
      <style:text-properties fo:color="#0369a3"/>
    </style:style>
    <style:style style:name="T40" style:family="text">
      <style:text-properties fo:color="#0369a3" style:font-name="Liberation Serif" fo:font-style="italic" style:font-style-asian="italic" style:font-style-complex="italic" loext:padding="0.049cm" loext:border="0.06pt solid #000000"/>
    </style:style>
    <style:style style:name="T41" style:family="text">
      <style:text-properties fo:color="#0369a3" style:font-name="Liberation Serif" fo:font-size="14pt" fo:font-style="italic" style:font-size-asian="14pt" style:font-style-asian="italic" style:font-size-complex="14pt" style:font-style-complex="italic" loext:padding="0.049cm" loext:border="0.06pt solid #000000"/>
    </style:style>
    <style:style style:name="T42" style:family="text">
      <style:text-properties fo:color="#0369a3" style:font-name="Liberation Serif" fo:font-size="11pt" fo:font-style="normal" officeooo:rsid="002b9786" style:font-size-asian="11pt" style:font-style-asian="normal" style:font-size-complex="11pt" style:font-style-complex="normal" loext:padding="0.049cm" loext:border="none"/>
    </style:style>
    <style:style style:name="T43" style:family="text">
      <style:text-properties fo:color="#0369a3" style:font-name="Liberation Serif" fo:font-style="normal" officeooo:rsid="002b9786" style:font-style-asian="normal" style:font-style-complex="normal" loext:padding="0.049cm" loext:border="none"/>
    </style:style>
    <style:style style:name="T44" style:family="text">
      <style:text-properties fo:color="#0369a3" fo:font-size="11pt" fo:font-style="normal" officeooo:rsid="002b9786" style:font-size-asian="11pt" style:font-style-asian="normal" style:font-size-complex="11pt" style:font-style-complex="normal"/>
    </style:style>
    <style:style style:name="T45" style:family="text">
      <style:text-properties loext:padding="0.049cm" loext:border="none"/>
    </style:style>
    <style:style style:name="T46" style:family="text">
      <style:text-properties fo:font-weight="bold" style:font-weight-asian="bold" style:font-weight-complex="bold"/>
    </style:style>
    <style:style style:name="T47" style:family="text">
      <style:text-properties fo:font-weight="bold" officeooo:rsid="0028f7d6" style:font-weight-asian="bold" style:font-weight-complex="bold"/>
    </style:style>
    <style:style style:name="T48" style:family="text">
      <style:text-properties fo:font-weight="bold" officeooo:rsid="003620f6" style:font-weight-asian="bold" style:font-weight-complex="bold"/>
    </style:style>
    <style:style style:name="T49" style:family="text">
      <style:text-properties fo:font-weight="bold" officeooo:rsid="0037c617" style:font-weight-asian="bold" style:font-weight-complex="bold"/>
    </style:style>
    <style:style style:name="T50" style:family="text">
      <style:text-properties fo:font-weight="bold" style:font-weight-asian="bold" style:font-weight-complex="bold" loext:padding="0.049cm" loext:border="none"/>
    </style:style>
    <style:style style:name="T51" style:family="text">
      <style:text-properties fo:font-weight="bold" officeooo:rsid="00d20d66" style:font-weight-asian="bold" style:font-weight-complex="bold" loext:padding="0.049cm" loext:border="none"/>
    </style:style>
    <style:style style:name="T52" style:family="text">
      <style:text-properties fo:font-weight="bold" officeooo:rsid="01110486" style:font-weight-asian="bold" style:font-weight-complex="bold"/>
    </style:style>
    <style:style style:name="T53" style:family="text">
      <style:text-properties fo:font-weight="bold" officeooo:rsid="012fcda0" style:font-weight-asian="bold" style:font-weight-complex="bold"/>
    </style:style>
    <style:style style:name="T54" style:family="text">
      <style:text-properties fo:font-weight="bold" officeooo:rsid="0089a055" style:font-weight-asian="bold" style:font-weight-complex="bold"/>
    </style:style>
    <style:style style:name="T55" style:family="text">
      <style:text-properties fo:font-weight="bold" officeooo:rsid="00548391" style:font-weight-asian="bold" style:font-weight-complex="bold"/>
    </style:style>
    <style:style style:name="T56" style:family="text">
      <style:text-properties officeooo:rsid="00516311"/>
    </style:style>
    <style:style style:name="T57" style:family="text">
      <style:text-properties officeooo:rsid="00516311" loext:padding="0.049cm" loext:border="none"/>
    </style:style>
    <style:style style:name="T58" style:family="text">
      <style:text-properties style:text-position="super 58%" style:font-name="Liberation Serif" fo:font-style="italic" style:font-style-asian="italic" style:font-style-complex="italic"/>
    </style:style>
    <style:style style:name="T59" style:family="text">
      <style:text-properties style:text-position="super 58%" style:font-name="Liberation Serif" fo:font-style="italic" officeooo:rsid="013440ea" style:font-style-asian="italic" style:font-style-complex="italic"/>
    </style:style>
    <style:style style:name="T60" style:family="text">
      <style:text-properties style:text-position="super 58%" style:font-name="Liberation Serif" fo:font-style="italic" style:text-underline-style="none" officeooo:rsid="00526a64" style:font-style-asian="italic" style:font-style-complex="italic" loext:padding="0.049cm" loext:border="none"/>
    </style:style>
    <style:style style:name="T61" style:family="text">
      <style:text-properties style:text-position="super 58%" style:font-name="Liberation Serif" fo:font-style="italic" style:text-underline-style="none" officeooo:rsid="013440ea" style:font-style-asian="italic" style:font-style-complex="italic" loext:padding="0.049cm" loext:border="none"/>
    </style:style>
    <style:style style:name="T62" style:family="text">
      <style:text-properties style:text-position="super 58%" style:font-name="Liberation Serif" fo:font-size="14pt" fo:font-style="italic" style:font-size-asian="14pt" style:font-style-asian="italic" style:font-size-complex="14pt" style:font-style-complex="italic"/>
    </style:style>
    <style:style style:name="T63" style:family="text">
      <style:text-properties style:text-position="super 58%" style:font-name="Liberation Serif" fo:font-size="14pt" fo:font-style="italic" officeooo:rsid="013440ea" style:font-size-asian="14pt" style:font-style-asian="italic" style:font-size-complex="14pt" style:font-style-complex="italic"/>
    </style:style>
    <style:style style:name="T64" style:family="text">
      <style:text-properties style:text-position="super 58%" style:font-name="Liberation Serif" fo:font-size="14pt" fo:font-style="italic" style:text-underline-style="none" officeooo:rsid="00526a64" style:font-size-asian="14pt" style:font-style-asian="italic" style:font-size-complex="14pt" style:font-style-complex="italic" loext:padding="0.049cm" loext:border="none"/>
    </style:style>
    <style:style style:name="T65" style:family="text">
      <style:text-properties style:text-position="super 58%" style:font-name="Liberation Serif" fo:font-size="14pt" fo:font-style="italic" style:text-underline-style="none" officeooo:rsid="013440ea" style:font-size-asian="14pt" style:font-style-asian="italic" style:font-size-complex="14pt" style:font-style-complex="italic" loext:padding="0.049cm" loext:border="none"/>
    </style:style>
    <style:style style:name="T66" style:family="text">
      <style:text-properties style:text-position="super 58%" fo:font-size="14pt" officeooo:rsid="013440ea" style:font-size-asian="14pt" style:font-size-complex="14pt"/>
    </style:style>
    <style:style style:name="T67" style:family="text">
      <style:text-properties style:text-position="super 58%" officeooo:rsid="013440ea"/>
    </style:style>
    <style:style style:name="T68" style:family="text">
      <style:text-properties officeooo:rsid="00526a64" loext:padding="0.049cm" loext:border="none"/>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loext:padding="0.049cm" loext:border="none"/>
    </style:style>
    <style:style style:name="T71" style:family="text">
      <style:text-properties fo:font-style="italic" officeooo:rsid="005754ba" style:font-style-asian="italic" style:font-style-complex="italic"/>
    </style:style>
    <style:style style:name="T72" style:family="text">
      <style:text-properties fo:font-style="italic" officeooo:rsid="00af1ecc" style:font-style-asian="italic" style:font-style-complex="italic"/>
    </style:style>
    <style:style style:name="T73" style:family="text">
      <style:text-properties fo:font-style="italic" officeooo:rsid="0087bce7" style:font-style-asian="italic" style:font-style-complex="italic"/>
    </style:style>
    <style:style style:name="T74" style:family="text">
      <style:text-properties fo:font-style="italic" officeooo:rsid="00a36577" style:font-style-asian="italic" style:font-style-complex="italic"/>
    </style:style>
    <style:style style:name="T75" style:family="text">
      <style:text-properties fo:font-style="italic" officeooo:rsid="0090f7e0" style:font-style-asian="italic" style:font-style-complex="italic"/>
    </style:style>
    <style:style style:name="T76" style:family="text">
      <style:text-properties fo:font-style="italic" officeooo:rsid="008275ae" style:font-style-asian="italic" style:font-style-complex="italic"/>
    </style:style>
    <style:style style:name="T77" style:family="text">
      <style:text-properties fo:font-style="italic" officeooo:rsid="0095a5b1" style:font-style-asian="italic" style:font-style-complex="italic"/>
    </style:style>
    <style:style style:name="T78" style:family="text">
      <style:text-properties fo:font-style="italic" officeooo:rsid="00a728d4" style:font-style-asian="italic" style:font-style-complex="italic"/>
    </style:style>
    <style:style style:name="T79" style:family="text">
      <style:text-properties fo:font-style="italic" officeooo:rsid="00a05f65" style:font-style-asian="italic" style:font-style-complex="italic"/>
    </style:style>
    <style:style style:name="T80" style:family="text">
      <style:text-properties fo:font-style="italic" officeooo:rsid="007e576f" style:font-style-asian="italic" style:font-style-complex="italic"/>
    </style:style>
    <style:style style:name="T81" style:family="text">
      <style:text-properties fo:font-style="italic" officeooo:rsid="008b07e2" style:font-style-asian="italic" style:font-style-complex="italic"/>
    </style:style>
    <style:style style:name="T82" style:family="text">
      <style:text-properties fo:font-style="italic" officeooo:rsid="008642d2" style:font-style-asian="italic" style:font-style-complex="italic"/>
    </style:style>
    <style:style style:name="T83" style:family="text">
      <style:text-properties fo:font-style="italic" officeooo:rsid="008f7800" style:font-style-asian="italic" style:font-style-complex="italic"/>
    </style:style>
    <style:style style:name="T84" style:family="text">
      <style:text-properties fo:font-style="italic" officeooo:rsid="00892ba6" style:font-style-asian="italic" style:font-style-complex="italic"/>
    </style:style>
    <style:style style:name="T85" style:family="text">
      <style:text-properties fo:font-style="italic" officeooo:rsid="00a13709" style:font-style-asian="italic" style:font-style-complex="italic"/>
    </style:style>
    <style:style style:name="T86" style:family="text">
      <style:text-properties fo:font-style="italic" officeooo:rsid="0084603d" style:font-style-asian="italic" style:font-style-complex="italic"/>
    </style:style>
    <style:style style:name="T87" style:family="text">
      <style:text-properties fo:font-style="italic" officeooo:rsid="00a44dac" style:font-style-asian="italic" style:font-style-complex="italic"/>
    </style:style>
    <style:style style:name="T88" style:family="text">
      <style:text-properties fo:font-style="italic" officeooo:rsid="009f9c27" style:font-style-asian="italic" style:font-style-complex="italic"/>
    </style:style>
    <style:style style:name="T89" style:family="text">
      <style:text-properties fo:font-style="italic" officeooo:rsid="009c71e4" style:font-style-asian="italic" style:font-style-complex="italic"/>
    </style:style>
    <style:style style:name="T90" style:family="text">
      <style:text-properties fo:font-style="italic" officeooo:rsid="008e0cf7" style:font-style-asian="italic" style:font-style-complex="italic"/>
    </style:style>
    <style:style style:name="T91" style:family="text">
      <style:text-properties fo:font-style="italic" officeooo:rsid="00a272f9" style:font-style-asian="italic" style:font-style-complex="italic"/>
    </style:style>
    <style:style style:name="T92" style:family="text">
      <style:text-properties fo:font-style="italic" officeooo:rsid="00df919b" style:font-style-asian="italic" style:font-style-complex="italic"/>
    </style:style>
    <style:style style:name="T93" style:family="text">
      <style:text-properties fo:font-style="italic" officeooo:rsid="00e169d3" style:font-style-asian="italic" style:font-style-complex="italic"/>
    </style:style>
    <style:style style:name="T94" style:family="text">
      <style:text-properties fo:font-style="italic" officeooo:rsid="00f36328" style:font-style-asian="italic" style:font-style-complex="italic"/>
    </style:style>
    <style:style style:name="T95" style:family="text">
      <style:text-properties fo:font-style="italic" officeooo:rsid="00fe4146" style:font-style-asian="italic" style:font-style-complex="italic"/>
    </style:style>
    <style:style style:name="T96" style:family="text">
      <style:text-properties fo:font-style="italic" officeooo:rsid="00516311" style:font-style-asian="italic" style:font-style-complex="italic"/>
    </style:style>
    <style:style style:name="T97" style:family="text">
      <style:text-properties fo:font-style="italic" officeooo:rsid="01128019" style:font-style-asian="italic" style:font-style-complex="italic"/>
    </style:style>
    <style:style style:name="T98" style:family="text">
      <style:text-properties fo:font-style="italic" officeooo:rsid="01240576" style:font-style-asian="italic" style:font-style-complex="italic"/>
    </style:style>
    <style:style style:name="T99" style:family="text">
      <style:text-properties fo:font-style="italic" officeooo:rsid="0093aa72" style:font-style-asian="italic" style:font-style-complex="italic"/>
    </style:style>
    <style:style style:name="T100" style:family="text">
      <style:text-properties fo:font-style="italic" officeooo:rsid="003620f6" style:font-style-asian="italic" style:font-style-complex="italic"/>
    </style:style>
    <style:style style:name="T101" style:family="text">
      <style:text-properties fo:font-style="italic" fo:font-weight="normal" officeooo:rsid="00af1ecc" style:font-style-asian="italic" style:font-weight-asian="normal" style:font-style-complex="italic" style:font-weight-complex="normal" loext:padding="0.049cm" loext:border="none"/>
    </style:style>
    <style:style style:name="T102" style:family="text">
      <style:text-properties fo:font-style="italic" fo:font-weight="normal" officeooo:rsid="00f36328" style:font-style-asian="italic" style:font-weight-asian="normal" style:font-style-complex="italic" style:font-weight-complex="normal" loext:padding="0.049cm" loext:border="none"/>
    </style:style>
    <style:style style:name="T103" style:family="text">
      <style:text-properties fo:font-style="italic" fo:font-weight="normal" officeooo:rsid="00fe4146" style:font-style-asian="italic" style:font-weight-asian="normal" style:font-style-complex="italic" style:font-weight-complex="normal" loext:padding="0.049cm" loext:border="none"/>
    </style:style>
    <style:style style:name="T104" style:family="text">
      <style:text-properties fo:font-style="italic" fo:font-weight="normal" officeooo:rsid="010f2dac" style:font-style-asian="italic" style:font-weight-asian="normal" style:font-style-complex="italic" style:font-weight-complex="normal" loext:padding="0.049cm" loext:border="none"/>
    </style:style>
    <style:style style:name="T105" style:family="text">
      <style:text-properties fo:font-style="normal" style:font-style-asian="normal" style:font-style-complex="normal"/>
    </style:style>
    <style:style style:name="T106" style:family="text">
      <style:text-properties fo:font-style="normal" style:font-style-asian="normal" style:font-style-complex="normal" loext:padding="0.049cm" loext:border="none"/>
    </style:style>
    <style:style style:name="T107" style:family="text">
      <style:text-properties fo:font-style="normal" officeooo:rsid="00af1ecc" style:font-style-asian="normal" style:font-style-complex="normal"/>
    </style:style>
    <style:style style:name="T108" style:family="text">
      <style:text-properties fo:font-style="normal" officeooo:rsid="00516311" style:font-style-asian="normal" style:font-style-complex="normal" loext:padding="0.049cm" loext:border="none"/>
    </style:style>
    <style:style style:name="T109" style:family="text">
      <style:text-properties fo:font-style="normal" officeooo:rsid="00ad4e1e" style:font-style-asian="normal" style:font-style-complex="normal"/>
    </style:style>
    <style:style style:name="T110" style:family="text">
      <style:text-properties fo:font-style="normal" officeooo:rsid="00fe4146" style:font-style-asian="normal" style:font-style-complex="normal"/>
    </style:style>
    <style:style style:name="T111" style:family="text">
      <style:text-properties fo:font-style="normal" officeooo:rsid="01128019" style:font-style-asian="normal" style:font-style-complex="normal"/>
    </style:style>
    <style:style style:name="T112" style:family="text">
      <style:text-properties fo:font-style="normal" fo:font-weight="bold" officeooo:rsid="00516311" style:font-style-asian="normal" style:font-weight-asian="bold" style:font-style-complex="normal" style:font-weight-complex="bold" loext:padding="0.049cm" loext:border="none"/>
    </style:style>
    <style:style style:name="T113" style:family="text">
      <style:text-properties fo:font-style="normal" fo:font-weight="bold" style:font-style-asian="normal" style:font-weight-asian="bold" style:font-style-complex="normal" style:font-weight-complex="bold" loext:padding="0.049cm" loext:border="none"/>
    </style:style>
    <style:style style:name="T114" style:family="text">
      <style:text-properties fo:font-style="normal" fo:font-weight="normal" officeooo:rsid="00516311" style:font-style-asian="normal" style:font-weight-asian="normal" style:font-style-complex="normal" style:font-weight-complex="normal" loext:padding="0.049cm" loext:border="none"/>
    </style:style>
    <style:style style:name="T115" style:family="text">
      <style:text-properties fo:font-style="normal" fo:font-weight="normal" officeooo:rsid="00af1ecc" style:font-style-asian="normal" style:font-weight-asian="normal" style:font-style-complex="normal" style:font-weight-complex="normal" loext:padding="0.049cm" loext:border="none"/>
    </style:style>
    <style:style style:name="T116" style:family="text">
      <style:text-properties fo:font-style="normal" fo:font-weight="normal" officeooo:rsid="00ad4e1e" style:font-style-asian="normal" style:font-weight-asian="normal" style:font-style-complex="normal" style:font-weight-complex="normal" loext:padding="0.049cm" loext:border="none"/>
    </style:style>
    <style:style style:name="T117" style:family="text">
      <style:text-properties fo:font-style="normal" fo:font-weight="normal" officeooo:rsid="00fe4146" style:font-style-asian="normal" style:font-weight-asian="normal" style:font-style-complex="normal" style:font-weight-complex="normal" loext:padding="0.049cm" loext:border="none"/>
    </style:style>
    <style:style style:name="T118" style:family="text">
      <style:text-properties fo:font-style="normal" fo:font-weight="normal" officeooo:rsid="010f2dac" style:font-style-asian="normal" style:font-weight-asian="normal" style:font-style-complex="normal" style:font-weight-complex="normal" loext:padding="0.049cm" loext:border="none"/>
    </style:style>
    <style:style style:name="T119" style:family="text">
      <style:text-properties fo:font-style="normal" fo:font-weight="normal" style:font-style-asian="normal" style:font-weight-asian="normal" style:font-style-complex="normal" style:font-weight-complex="normal" loext:padding="0.049cm" loext:border="none"/>
    </style:style>
    <style:style style:name="T120" style:family="text">
      <style:text-properties fo:font-style="normal" fo:font-weight="normal" officeooo:rsid="01367835" style:font-style-asian="normal" style:font-weight-asian="normal" style:font-style-complex="normal" style:font-weight-complex="normal" loext:padding="0.049cm" loext:border="none"/>
    </style:style>
    <style:style style:name="T121" style:family="text">
      <style:text-properties fo:font-style="normal" style:text-underline-style="none" style:font-style-asian="normal" style:font-style-complex="normal"/>
    </style:style>
    <style:style style:name="T122" style:family="text">
      <style:text-properties officeooo:rsid="005754ba"/>
    </style:style>
    <style:style style:name="T123" style:family="text">
      <style:text-properties officeooo:rsid="007e576f"/>
    </style:style>
    <style:style style:name="T124" style:family="text">
      <style:text-properties officeooo:rsid="008275ae"/>
    </style:style>
    <style:style style:name="T125" style:family="text">
      <style:text-properties officeooo:rsid="0084603d"/>
    </style:style>
    <style:style style:name="T126" style:family="text">
      <style:text-properties officeooo:rsid="008642d2"/>
    </style:style>
    <style:style style:name="T127" style:family="text">
      <style:text-properties officeooo:rsid="0087bce7"/>
    </style:style>
    <style:style style:name="T128" style:family="text">
      <style:text-properties officeooo:rsid="00892ba6"/>
    </style:style>
    <style:style style:name="T129" style:family="text">
      <style:text-properties officeooo:rsid="008b07e2"/>
    </style:style>
    <style:style style:name="T130" style:family="text">
      <style:text-properties officeooo:rsid="008e0cf7"/>
    </style:style>
    <style:style style:name="T131" style:family="text">
      <style:text-properties officeooo:rsid="008f7800"/>
    </style:style>
    <style:style style:name="T132" style:family="text">
      <style:text-properties officeooo:rsid="0090f7e0"/>
    </style:style>
    <style:style style:name="T133" style:family="text">
      <style:text-properties officeooo:rsid="0092cda3"/>
    </style:style>
    <style:style style:name="T134" style:family="text">
      <style:text-properties officeooo:rsid="0093aa72"/>
    </style:style>
    <style:style style:name="T135" style:family="text">
      <style:text-properties officeooo:rsid="0095a5b1"/>
    </style:style>
    <style:style style:name="T136" style:family="text">
      <style:text-properties officeooo:rsid="009ac41e"/>
    </style:style>
    <style:style style:name="T137" style:family="text">
      <style:text-properties officeooo:rsid="009c71e4"/>
    </style:style>
    <style:style style:name="T138" style:family="text">
      <style:text-properties officeooo:rsid="009f9c27"/>
    </style:style>
    <style:style style:name="T139" style:family="text">
      <style:text-properties officeooo:rsid="00a05f65"/>
    </style:style>
    <style:style style:name="T140" style:family="text">
      <style:text-properties officeooo:rsid="00a13709"/>
    </style:style>
    <style:style style:name="T141" style:family="text">
      <style:text-properties officeooo:rsid="00a272f9"/>
    </style:style>
    <style:style style:name="T142" style:family="text">
      <style:text-properties officeooo:rsid="00a36577"/>
    </style:style>
    <style:style style:name="T143" style:family="text">
      <style:text-properties officeooo:rsid="00a44dac"/>
    </style:style>
    <style:style style:name="T144" style:family="text">
      <style:text-properties officeooo:rsid="00a728d4"/>
    </style:style>
    <style:style style:name="T145" style:family="text">
      <style:text-properties style:font-name="Liberation Serif"/>
    </style:style>
    <style:style style:name="T146" style:family="text">
      <style:text-properties style:font-name="Liberation Serif" fo:font-style="italic" style:font-style-asian="italic" style:font-style-complex="italic"/>
    </style:style>
    <style:style style:name="T147" style:family="text">
      <style:text-properties style:font-name="Liberation Serif" fo:font-style="italic" style:font-style-asian="italic" style:font-style-complex="italic" loext:padding="0.049cm" loext:border="none"/>
    </style:style>
    <style:style style:name="T148" style:family="text">
      <style:text-properties style:font-name="Liberation Serif" fo:font-style="italic" style:font-style-asian="italic" style:font-style-complex="italic" loext:padding="0.049cm" loext:border="0.06pt solid #000000"/>
    </style:style>
    <style:style style:name="T149" style:family="text">
      <style:text-properties style:font-name="Liberation Serif" fo:font-style="italic" officeooo:rsid="00d78e66" style:font-style-asian="italic" style:font-style-complex="italic"/>
    </style:style>
    <style:style style:name="T150" style:family="text">
      <style:text-properties style:font-name="Liberation Serif" fo:font-style="italic" officeooo:rsid="00d97f90" style:font-style-asian="italic" style:font-style-complex="italic"/>
    </style:style>
    <style:style style:name="T151" style:family="text">
      <style:text-properties style:font-name="Liberation Serif" fo:font-style="italic" officeooo:rsid="00d9a96a" style:font-style-asian="italic" style:font-style-complex="italic"/>
    </style:style>
    <style:style style:name="T152" style:family="text">
      <style:text-properties style:font-name="Liberation Serif" fo:font-style="italic" officeooo:rsid="00da5fc1" style:font-style-asian="italic" style:font-style-complex="italic"/>
    </style:style>
    <style:style style:name="T153" style:family="text">
      <style:text-properties style:font-name="Liberation Serif" fo:font-style="italic" officeooo:rsid="00e24753" style:font-style-asian="italic" style:font-style-complex="italic"/>
    </style:style>
    <style:style style:name="T154" style:family="text">
      <style:text-properties style:font-name="Liberation Serif" fo:font-style="italic" officeooo:rsid="00e494e6" style:font-style-asian="italic" style:font-style-complex="italic"/>
    </style:style>
    <style:style style:name="T155" style:family="text">
      <style:text-properties style:font-name="Liberation Serif" fo:font-style="italic" officeooo:rsid="00e59d9d" style:font-style-asian="italic" style:font-style-complex="italic"/>
    </style:style>
    <style:style style:name="T156" style:family="text">
      <style:text-properties style:font-name="Liberation Serif" fo:font-style="italic" officeooo:rsid="00e746e4" style:font-style-asian="italic" style:font-style-complex="italic"/>
    </style:style>
    <style:style style:name="T157" style:family="text">
      <style:text-properties style:font-name="Liberation Serif" fo:font-style="italic" officeooo:rsid="00f4a034" style:font-style-asian="italic" style:font-style-complex="italic"/>
    </style:style>
    <style:style style:name="T158" style:family="text">
      <style:text-properties style:font-name="Liberation Serif" fo:font-style="italic" officeooo:rsid="00c48a7a" style:font-style-asian="italic" style:font-style-complex="italic"/>
    </style:style>
    <style:style style:name="T159" style:family="text">
      <style:text-properties style:font-name="Liberation Serif" fo:font-style="italic" officeooo:rsid="00ad4e1e" style:font-style-asian="italic" style:font-style-complex="italic"/>
    </style:style>
    <style:style style:name="T160" style:family="text">
      <style:text-properties style:font-name="Liberation Serif" fo:font-style="italic" officeooo:rsid="00af1ecc" style:font-style-asian="italic" style:font-style-complex="italic"/>
    </style:style>
    <style:style style:name="T161" style:family="text">
      <style:text-properties style:font-name="Liberation Serif" fo:font-style="italic" officeooo:rsid="00f36328" style:font-style-asian="italic" style:font-style-complex="italic"/>
    </style:style>
    <style:style style:name="T162" style:family="text">
      <style:text-properties style:font-name="Liberation Serif" fo:font-style="italic" officeooo:rsid="00fe4146" style:font-style-asian="italic" style:font-style-complex="italic"/>
    </style:style>
    <style:style style:name="T163" style:family="text">
      <style:text-properties style:font-name="Liberation Serif" fo:font-style="italic" officeooo:rsid="01128019" style:font-style-asian="italic" style:font-style-complex="italic"/>
    </style:style>
    <style:style style:name="T164" style:family="text">
      <style:text-properties style:font-name="Liberation Serif" fo:font-style="italic" officeooo:rsid="008b07e2" style:font-style-asian="italic" style:font-style-complex="italic"/>
    </style:style>
    <style:style style:name="T165" style:family="text">
      <style:text-properties style:font-name="Liberation Serif" fo:font-style="italic" officeooo:rsid="00ddb5fe" style:font-style-asian="italic" style:font-style-complex="italic"/>
    </style:style>
    <style:style style:name="T166" style:family="text">
      <style:text-properties style:font-name="Liberation Serif" fo:font-style="italic" style:text-underline-style="solid" style:text-underline-width="auto" style:text-underline-color="font-color" style:font-style-asian="italic" style:font-style-complex="italic" loext:padding="0.049cm" loext:border="none"/>
    </style:style>
    <style:style style:name="T167" style:family="text">
      <style:text-properties style:font-name="Liberation Serif" fo:font-style="italic" style:text-underline-style="solid" style:text-underline-width="auto" style:text-underline-color="font-color" officeooo:rsid="00e8d89d" style:font-style-asian="italic" style:font-style-complex="italic" loext:padding="0.049cm" loext:border="none"/>
    </style:style>
    <style:style style:name="T168" style:family="text">
      <style:text-properties style:font-name="Liberation Serif" fo:font-style="italic" style:text-underline-style="solid" style:text-underline-width="auto" style:text-underline-color="font-color" officeooo:rsid="00ea4093" style:font-style-asian="italic" style:font-style-complex="italic" loext:padding="0.049cm" loext:border="none"/>
    </style:style>
    <style:style style:name="T169" style:family="text">
      <style:text-properties style:font-name="Liberation Serif" fo:font-style="italic" style:text-underline-style="solid" style:text-underline-width="auto" style:text-underline-color="font-color" officeooo:rsid="00ea5148" style:font-style-asian="italic" style:font-style-complex="italic" loext:padding="0.049cm" loext:border="none"/>
    </style:style>
    <style:style style:name="T170" style:family="text">
      <style:text-properties style:font-name="Liberation Serif" fo:font-style="italic" style:text-underline-style="solid" style:text-underline-width="auto" style:text-underline-color="font-color" officeooo:rsid="00eb9b39" style:font-style-asian="italic" style:font-style-complex="italic" loext:padding="0.049cm" loext:border="none"/>
    </style:style>
    <style:style style:name="T171" style:family="text">
      <style:text-properties style:font-name="Liberation Serif" fo:font-style="italic" style:text-underline-style="dotted" style:text-underline-width="auto" style:text-underline-color="font-color" style:font-style-asian="italic" style:font-style-complex="italic" loext:padding="0.049cm" loext:border="none"/>
    </style:style>
    <style:style style:name="T172" style:family="text">
      <style:text-properties style:font-name="Liberation Serif" fo:font-style="italic" style:text-underline-style="none" officeooo:rsid="00ad4e1e" style:font-style-asian="italic" style:font-style-complex="italic" loext:padding="0.049cm" loext:border="none"/>
    </style:style>
    <style:style style:name="T173" style:family="text">
      <style:text-properties style:font-name="Liberation Serif" fo:font-style="italic" style:text-underline-style="none" officeooo:rsid="00fcb81b" style:font-style-asian="italic" style:font-style-complex="italic" loext:padding="0.049cm" loext:border="none"/>
    </style:style>
    <style:style style:name="T174" style:family="text">
      <style:text-properties style:font-name="Liberation Serif" fo:font-size="11pt" officeooo:rsid="002b9786" style:font-size-asian="11pt" style:font-size-complex="11pt"/>
    </style:style>
    <style:style style:name="T175" style:family="text">
      <style:text-properties style:font-name="Liberation Serif" fo:font-size="11pt" officeooo:rsid="01133906" style:font-size-asian="11pt" style:font-size-complex="11pt"/>
    </style:style>
    <style:style style:name="T176" style:family="text">
      <style:text-properties style:font-name="Liberation Serif" fo:font-size="11pt" officeooo:rsid="0119f6e5" style:font-size-asian="11pt" style:font-size-complex="11pt"/>
    </style:style>
    <style:style style:name="T177" style:family="text">
      <style:text-properties style:font-name="Liberation Serif" fo:font-size="11pt" officeooo:rsid="01101dd4" style:font-size-asian="11pt" style:font-size-complex="11pt"/>
    </style:style>
    <style:style style:name="T178" style:family="text">
      <style:text-properties style:font-name="Liberation Serif" fo:font-size="11pt" officeooo:rsid="0113d9b1" style:font-size-asian="11pt" style:font-size-complex="11pt"/>
    </style:style>
    <style:style style:name="T179" style:family="text">
      <style:text-properties style:font-name="Liberation Serif" fo:font-size="11pt" officeooo:rsid="0113577e" style:font-size-asian="11pt" style:font-size-complex="11pt"/>
    </style:style>
    <style:style style:name="T180" style:family="text">
      <style:text-properties style:font-name="Liberation Serif" fo:font-size="11pt" fo:font-style="italic" officeooo:rsid="008b07e2" style:font-size-asian="11pt" style:font-style-asian="italic" style:font-size-complex="11pt" style:font-style-complex="italic"/>
    </style:style>
    <style:style style:name="T181" style:family="text">
      <style:text-properties style:font-name="Liberation Serif" fo:font-size="11pt" fo:font-weight="normal" officeooo:rsid="002b9786" style:font-size-asian="11pt" style:font-weight-asian="normal" style:font-size-complex="11pt" style:font-weight-complex="normal"/>
    </style:style>
    <style:style style:name="T182" style:family="text">
      <style:text-properties style:font-name="Liberation Serif" fo:font-size="11pt" fo:font-weight="normal" officeooo:rsid="011cf82e" style:font-size-asian="11pt" style:font-weight-asian="normal" style:font-size-complex="11pt" style:font-weight-complex="normal"/>
    </style:style>
    <style:style style:name="T183" style:family="text">
      <style:text-properties style:font-name="Liberation Serif" fo:font-size="11pt" fo:font-weight="normal" officeooo:rsid="0119f6e5" style:font-size-asian="11pt" style:font-weight-asian="normal" style:font-size-complex="11pt" style:font-weight-complex="normal"/>
    </style:style>
    <style:style style:name="T184" style:family="text">
      <style:text-properties style:font-name="Liberation Serif" fo:font-size="11pt" fo:font-weight="normal" officeooo:rsid="01101dd4" style:font-size-asian="11pt" style:font-weight-asian="normal" style:font-size-complex="11pt" style:font-weight-complex="normal"/>
    </style:style>
    <style:style style:name="T185" style:family="text">
      <style:text-properties style:font-name="Liberation Serif" fo:font-size="11pt" fo:font-weight="normal" officeooo:rsid="011d7c66" style:font-size-asian="11pt" style:font-weight-asian="normal" style:font-size-complex="11pt" style:font-weight-complex="normal"/>
    </style:style>
    <style:style style:name="T186" style:family="text">
      <style:text-properties style:font-name="Liberation Serif" fo:font-size="11pt" fo:font-weight="normal" officeooo:rsid="01133906" style:font-size-asian="11pt" style:font-weight-asian="normal" style:font-size-complex="11pt" style:font-weight-complex="normal"/>
    </style:style>
    <style:style style:name="T187" style:family="text">
      <style:text-properties style:font-name="Liberation Serif" fo:font-size="11pt" fo:font-weight="normal" officeooo:rsid="01204080" style:font-size-asian="11pt" style:font-weight-asian="normal" style:font-size-complex="11pt" style:font-weight-complex="normal"/>
    </style:style>
    <style:style style:name="T188" style:family="text">
      <style:text-properties style:font-name="Liberation Serif" fo:font-size="11pt" fo:font-weight="normal" officeooo:rsid="0123e6fc" style:font-size-asian="11pt" style:font-weight-asian="normal" style:font-size-complex="11pt" style:font-weight-complex="normal"/>
    </style:style>
    <style:style style:name="T189" style:family="text">
      <style:text-properties style:font-name="Liberation Serif" fo:font-size="11pt" fo:font-weight="normal" officeooo:rsid="01253bce" style:font-size-asian="11pt" style:font-weight-asian="normal" style:font-size-complex="11pt" style:font-weight-complex="normal"/>
    </style:style>
    <style:style style:name="T190" style:family="text">
      <style:text-properties style:font-name="Liberation Serif" fo:font-size="11pt" fo:font-style="normal" officeooo:rsid="002b9786" style:font-size-asian="11pt" style:font-style-asian="normal" style:font-size-complex="11pt" style:font-style-complex="normal"/>
    </style:style>
    <style:style style:name="T191" style:family="text">
      <style:text-properties style:font-name="Liberation Serif" fo:font-size="11pt" fo:font-style="normal" style:text-underline-style="none" officeooo:rsid="002b9786" style:font-size-asian="11pt" style:font-style-asian="normal" style:font-size-complex="11pt" style:font-style-complex="normal"/>
    </style:style>
    <style:style style:name="T192" style:family="text">
      <style:text-properties style:font-name="Liberation Serif" fo:font-style="normal" officeooo:rsid="00f36328" style:font-style-asian="normal" style:font-style-complex="normal"/>
    </style:style>
    <style:style style:name="T193" style:family="text">
      <style:text-properties style:font-name="Liberation Serif" fo:font-style="normal" officeooo:rsid="00f4a034" style:font-style-asian="normal" style:font-style-complex="normal"/>
    </style:style>
    <style:style style:name="T194" style:family="text">
      <style:text-properties style:font-name="Liberation Serif" fo:font-style="normal" officeooo:rsid="00f9a68e" style:font-style-asian="normal" style:font-style-complex="normal"/>
    </style:style>
    <style:style style:name="T195" style:family="text">
      <style:text-properties style:font-name="Liberation Serif" fo:font-style="normal" officeooo:rsid="00f64608" style:font-style-asian="normal" style:font-style-complex="normal"/>
    </style:style>
    <style:style style:name="T196" style:family="text">
      <style:text-properties style:font-name="Liberation Serif" fo:font-style="normal" officeooo:rsid="00c48a7a" style:font-style-asian="normal" style:font-style-complex="normal"/>
    </style:style>
    <style:style style:name="T197" style:family="text">
      <style:text-properties style:font-name="Liberation Serif" fo:font-style="normal" officeooo:rsid="0134745f" style:font-style-asian="normal" style:font-style-complex="normal"/>
    </style:style>
    <style:style style:name="T198" style:family="text">
      <style:text-properties style:font-name="Liberation Serif" fo:font-style="normal" officeooo:rsid="00ad4e1e" style:font-style-asian="normal" style:font-style-complex="normal"/>
    </style:style>
    <style:style style:name="T199" style:family="text">
      <style:text-properties style:font-name="Liberation Serif" fo:font-style="normal" officeooo:rsid="00af1ecc" style:font-style-asian="normal" style:font-style-complex="normal"/>
    </style:style>
    <style:style style:name="T200" style:family="text">
      <style:text-properties style:font-name="Liberation Serif" fo:font-style="normal" officeooo:rsid="00fd91b3" style:font-style-asian="normal" style:font-style-complex="normal"/>
    </style:style>
    <style:style style:name="T201" style:family="text">
      <style:text-properties style:font-name="Liberation Serif" fo:font-style="normal" officeooo:rsid="01130620" style:font-style-asian="normal" style:font-style-complex="normal"/>
    </style:style>
    <style:style style:name="T202" style:family="text">
      <style:text-properties style:font-name="Liberation Serif" fo:font-style="normal" officeooo:rsid="00fe4146" style:font-style-asian="normal" style:font-style-complex="normal"/>
    </style:style>
    <style:style style:name="T203" style:family="text">
      <style:text-properties style:font-name="Liberation Serif" fo:font-style="normal" officeooo:rsid="01128019" style:font-style-asian="normal" style:font-style-complex="normal"/>
    </style:style>
    <style:style style:name="T204" style:family="text">
      <style:text-properties style:font-name="Liberation Serif" fo:font-style="normal" officeooo:rsid="002b9786" style:font-style-asian="normal" style:font-style-complex="normal"/>
    </style:style>
    <style:style style:name="T205" style:family="text">
      <style:text-properties style:font-name="Liberation Serif" fo:font-style="normal" officeooo:rsid="013eea79" style:font-style-asian="normal" style:font-style-complex="normal"/>
    </style:style>
    <style:style style:name="T206" style:family="text">
      <style:text-properties style:font-name="Liberation Serif" officeooo:rsid="00c48a7a"/>
    </style:style>
    <style:style style:name="T207" style:family="text">
      <style:text-properties style:font-name="Liberation Serif" fo:font-size="14pt" fo:font-style="italic" style:font-size-asian="14pt" style:font-style-asian="italic" style:font-size-complex="14pt" style:font-style-complex="italic" loext:padding="0.049cm" loext:border="none"/>
    </style:style>
    <style:style style:name="T208" style:family="text">
      <style:text-properties style:font-name="Liberation Serif" fo:font-size="14pt" fo:font-style="italic" style:font-size-asian="14pt" style:font-style-asian="italic" style:font-size-complex="14pt" style:font-style-complex="italic" loext:padding="0.049cm" loext:border="0.06pt solid #000000"/>
    </style:style>
    <style:style style:name="T209" style:family="text">
      <style:text-properties style:font-name="Liberation Serif" fo:font-size="14pt" fo:font-style="italic" style:text-underline-style="solid" style:text-underline-width="auto" style:text-underline-color="font-color" style:font-size-asian="14pt" style:font-style-asian="italic" style:font-size-complex="14pt" style:font-style-complex="italic" loext:padding="0.049cm" loext:border="none"/>
    </style:style>
    <style:style style:name="T210" style:family="text">
      <style:text-properties style:font-name="Liberation Serif" fo:font-size="14pt" fo:font-style="italic" style:text-underline-style="solid" style:text-underline-width="auto" style:text-underline-color="font-color" officeooo:rsid="00e8d89d" style:font-size-asian="14pt" style:font-style-asian="italic" style:font-size-complex="14pt" style:font-style-complex="italic" loext:padding="0.049cm" loext:border="none"/>
    </style:style>
    <style:style style:name="T211" style:family="text">
      <style:text-properties style:font-name="Liberation Serif" fo:font-size="14pt" fo:font-style="italic" style:text-underline-style="solid" style:text-underline-width="auto" style:text-underline-color="font-color" officeooo:rsid="00ea4093" style:font-size-asian="14pt" style:font-style-asian="italic" style:font-size-complex="14pt" style:font-style-complex="italic" loext:padding="0.049cm" loext:border="none"/>
    </style:style>
    <style:style style:name="T212" style:family="text">
      <style:text-properties style:font-name="Liberation Serif" fo:font-size="14pt" fo:font-style="italic" style:text-underline-style="solid" style:text-underline-width="auto" style:text-underline-color="font-color" officeooo:rsid="00ea5148" style:font-size-asian="14pt" style:font-style-asian="italic" style:font-size-complex="14pt" style:font-style-complex="italic" loext:padding="0.049cm" loext:border="none"/>
    </style:style>
    <style:style style:name="T213" style:family="text">
      <style:text-properties style:font-name="Liberation Serif" fo:font-size="14pt" fo:font-style="italic" style:text-underline-style="solid" style:text-underline-width="auto" style:text-underline-color="font-color" officeooo:rsid="00eb9b39" style:font-size-asian="14pt" style:font-style-asian="italic" style:font-size-complex="14pt" style:font-style-complex="italic" loext:padding="0.049cm" loext:border="none"/>
    </style:style>
    <style:style style:name="T214" style:family="text">
      <style:text-properties style:font-name="Liberation Serif" fo:font-size="14pt" fo:font-style="italic" style:text-underline-style="dotted" style:text-underline-width="auto" style:text-underline-color="font-color" style:font-size-asian="14pt" style:font-style-asian="italic" style:font-size-complex="14pt" style:font-style-complex="italic" loext:padding="0.049cm" loext:border="none"/>
    </style:style>
    <style:style style:name="T215" style:family="text">
      <style:text-properties style:font-name="Liberation Serif" officeooo:rsid="0134745f"/>
    </style:style>
    <style:style style:name="T216" style:family="text">
      <style:text-properties style:font-name="Liberation Serif" officeooo:rsid="00ad4e1e"/>
    </style:style>
    <style:style style:name="T217" style:family="text">
      <style:text-properties style:font-name="Liberation Serif" officeooo:rsid="00f9a68e"/>
    </style:style>
    <style:style style:name="T218" style:family="text">
      <style:text-properties style:font-name="Liberation Serif" fo:font-weight="bold" style:font-weight-asian="bold" style:font-weight-complex="bold"/>
    </style:style>
    <style:style style:name="T219" style:family="text">
      <style:text-properties style:font-name="Liberation Serif" fo:font-weight="bold" officeooo:rsid="0037c617" style:font-weight-asian="bold" style:font-weight-complex="bold"/>
    </style:style>
    <style:style style:name="T220" style:family="text">
      <style:text-properties style:font-name="Liberation Serif" fo:font-weight="bold" officeooo:rsid="0028f7d6" style:font-weight-asian="bold" style:font-weight-complex="bold"/>
    </style:style>
    <style:style style:name="T221" style:family="text">
      <style:text-properties style:font-name="Liberation Serif" fo:font-weight="bold" officeooo:rsid="003620f6" style:font-weight-asian="bold" style:font-weight-complex="bold"/>
    </style:style>
    <style:style style:name="T222" style:family="text">
      <style:text-properties style:font-name="Liberation Serif" fo:font-weight="bold" officeooo:rsid="01110486" style:font-weight-asian="bold" style:font-weight-complex="bold"/>
    </style:style>
    <style:style style:name="T223" style:family="text">
      <style:text-properties style:font-name="Liberation Serif" fo:font-weight="bold" officeooo:rsid="012e2649" style:font-weight-asian="bold" style:font-weight-complex="bold"/>
    </style:style>
    <style:style style:name="T224" style:family="text">
      <style:text-properties style:font-name="Liberation Serif" fo:font-weight="bold" officeooo:rsid="013adb78" style:font-weight-asian="bold" style:font-weight-complex="bold"/>
    </style:style>
    <style:style style:name="T225" style:family="text">
      <style:text-properties style:font-name="Liberation Serif" fo:font-weight="bold" officeooo:rsid="013cea11" style:font-weight-asian="bold" style:font-weight-complex="bold"/>
    </style:style>
    <style:style style:name="T226" style:family="text">
      <style:text-properties style:font-name="Liberation Serif" officeooo:rsid="002b9786"/>
    </style:style>
    <style:style style:name="T227" style:family="text">
      <style:text-properties style:font-name="Liberation Serif" officeooo:rsid="0119f6e5"/>
    </style:style>
    <style:style style:name="T228" style:family="text">
      <style:text-properties style:font-name="Liberation Serif" officeooo:rsid="01101dd4"/>
    </style:style>
    <style:style style:name="T229" style:family="text">
      <style:text-properties style:font-name="Liberation Serif" officeooo:rsid="01133906"/>
    </style:style>
    <style:style style:name="T230" style:family="text">
      <style:text-properties style:font-name="Liberation Serif" officeooo:rsid="0113d9b1"/>
    </style:style>
    <style:style style:name="T231" style:family="text">
      <style:text-properties style:font-name="Liberation Serif" officeooo:rsid="0113577e"/>
    </style:style>
    <style:style style:name="T232" style:family="text">
      <style:text-properties style:font-name="Liberation Serif" fo:font-weight="normal" officeooo:rsid="002b9786" style:font-weight-asian="normal" style:font-weight-complex="normal"/>
    </style:style>
    <style:style style:name="T233" style:family="text">
      <style:text-properties style:font-name="Liberation Serif" fo:font-weight="normal" officeooo:rsid="011cf82e" style:font-weight-asian="normal" style:font-weight-complex="normal"/>
    </style:style>
    <style:style style:name="T234" style:family="text">
      <style:text-properties style:font-name="Liberation Serif" fo:font-weight="normal" officeooo:rsid="0119f6e5" style:font-weight-asian="normal" style:font-weight-complex="normal"/>
    </style:style>
    <style:style style:name="T235" style:family="text">
      <style:text-properties style:font-name="Liberation Serif" fo:font-weight="normal" officeooo:rsid="01101dd4" style:font-weight-asian="normal" style:font-weight-complex="normal"/>
    </style:style>
    <style:style style:name="T236" style:family="text">
      <style:text-properties style:font-name="Liberation Serif" fo:font-weight="normal" officeooo:rsid="011d7c66" style:font-weight-asian="normal" style:font-weight-complex="normal"/>
    </style:style>
    <style:style style:name="T237" style:family="text">
      <style:text-properties style:font-name="Liberation Serif" fo:font-weight="normal" officeooo:rsid="01133906" style:font-weight-asian="normal" style:font-weight-complex="normal"/>
    </style:style>
    <style:style style:name="T238" style:family="text">
      <style:text-properties style:font-name="Liberation Serif" fo:font-weight="normal" officeooo:rsid="01204080" style:font-weight-asian="normal" style:font-weight-complex="normal"/>
    </style:style>
    <style:style style:name="T239" style:family="text">
      <style:text-properties style:font-name="Liberation Serif" fo:font-weight="normal" officeooo:rsid="0123e6fc" style:font-weight-asian="normal" style:font-weight-complex="normal"/>
    </style:style>
    <style:style style:name="T240" style:family="text">
      <style:text-properties style:font-name="Liberation Serif" fo:font-weight="normal" officeooo:rsid="01253bce" style:font-weight-asian="normal" style:font-weight-complex="normal"/>
    </style:style>
    <style:style style:name="T241" style:family="text">
      <style:text-properties officeooo:rsid="00d20d66" loext:padding="0.049cm" loext:border="none"/>
    </style:style>
    <style:style style:name="T242" style:family="text">
      <style:text-properties officeooo:rsid="00f36328"/>
    </style:style>
    <style:style style:name="T243" style:family="text">
      <style:text-properties fo:font-size="11pt" fo:font-style="normal" officeooo:rsid="002b9786" style:font-size-asian="11pt" style:font-style-asian="normal" style:font-size-complex="11pt" style:font-style-complex="normal"/>
    </style:style>
    <style:style style:name="T244" style:family="text">
      <style:text-properties officeooo:rsid="01128019"/>
    </style:style>
    <style:style style:name="T245" style:family="text">
      <style:text-properties officeooo:rsid="0134745f"/>
    </style:style>
    <style:style style:name="T246" style:family="text">
      <style:text-properties fo:font-size="7pt" officeooo:rsid="0092cda3" style:font-size-asian="7pt" style:font-size-complex="7pt"/>
    </style:style>
    <style:style style:name="T247" style:family="text">
      <style:text-properties officeooo:rsid="003620f6"/>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fo:font-weight="normal" officeooo:rsid="012ea97c" style:font-size-asian="10pt" style:font-weight-asian="normal" style:font-size-complex="10pt" style:font-weight-complex="normal"/>
    </style:style>
    <style:style style:name="T250" style:family="text">
      <style:text-properties fo:font-size="10pt" fo:font-weight="normal" officeooo:rsid="01430750" style:font-size-asian="10pt" style:font-weight-asian="normal" style:font-size-complex="10pt" style:font-weight-complex="normal"/>
    </style:style>
    <style:style style:name="T251" style:family="text">
      <style:text-properties fo:font-size="10pt" fo:font-weight="normal" officeooo:rsid="012eda02" style:font-size-asian="10pt" style:font-weight-asian="normal" style:font-size-complex="10pt" style:font-weight-complex="normal"/>
    </style:style>
    <style:style style:name="T252" style:family="text">
      <style:text-properties fo:font-size="10pt" fo:font-weight="normal" officeooo:rsid="012fcda0" style:font-size-asian="10pt" style:font-weight-asian="normal" style:font-size-complex="10pt" style:font-weight-complex="normal"/>
    </style:style>
    <style:style style:name="T253" style:family="text">
      <style:text-properties fo:font-size="10pt" fo:font-weight="normal" officeooo:rsid="0089a055" style:font-size-asian="10pt" style:font-weight-asian="normal" style:font-size-complex="10pt" style:font-weight-complex="normal"/>
    </style:style>
    <style:style style:name="T254" style:family="text">
      <style:text-properties fo:font-size="10pt" fo:font-weight="normal" officeooo:rsid="013181bf" style:font-size-asian="10pt" style:font-weight-asian="normal" style:font-size-complex="10pt" style:font-weight-complex="normal"/>
    </style:style>
    <style:style style:name="T255" style:family="text">
      <style:text-properties fo:font-size="10pt" fo:font-weight="normal" officeooo:rsid="00587e7b" style:font-size-asian="10pt" style:font-weight-asian="normal" style:font-size-complex="10pt" style:font-weight-complex="normal"/>
    </style:style>
    <style:style style:name="T256" style:family="text">
      <style:text-properties fo:font-size="10pt" fo:font-weight="normal" officeooo:rsid="00548391" style:font-size-asian="10pt" style:font-weight-asian="normal" style:font-size-complex="10pt" style:font-weight-complex="normal"/>
    </style:style>
    <style:style style:name="T257" style:family="text">
      <style:text-properties fo:font-size="10pt" fo:font-weight="normal" officeooo:rsid="007b1dfa" style:font-size-asian="10pt" style:font-weight-asian="normal" style:font-size-complex="10pt" style:font-weight-complex="normal"/>
    </style:style>
    <style:style style:name="T258" style:family="text">
      <style:text-properties fo:font-size="10pt" fo:font-weight="normal" officeooo:rsid="009a781a" style:font-size-asian="10pt" style:font-weight-asian="normal" style:font-size-complex="10pt" style:font-weight-complex="normal"/>
    </style:style>
    <style:style style:name="T259" style:family="text">
      <style:text-properties fo:font-size="10pt" fo:font-weight="normal" officeooo:rsid="008d35df" style:font-size-asian="10pt" style:font-weight-asian="normal" style:font-size-complex="10pt" style:font-weight-complex="normal"/>
    </style:style>
    <style:style style:name="T260" style:family="text">
      <style:text-properties fo:font-size="10pt" fo:font-style="italic" fo:font-weight="normal" officeooo:rsid="012ea97c" style:font-size-asian="10pt" style:font-style-asian="italic" style:font-weight-asian="normal" style:font-size-complex="10pt" style:font-style-complex="italic" style:font-weight-complex="normal"/>
    </style:style>
    <style:style style:name="T261" style:family="text">
      <style:text-properties fo:font-size="10pt" fo:font-style="normal" fo:font-weight="normal" officeooo:rsid="012ea97c" style:font-size-asian="10pt" style:font-style-asian="normal" style:font-weight-asian="normal" style:font-size-complex="10pt" style:font-style-complex="normal" style:font-weight-complex="normal"/>
    </style:style>
    <style:style style:name="T262" style:family="text">
      <style:text-properties fo:font-size="10pt" fo:font-weight="bold" officeooo:rsid="0089a055" style:font-size-asian="10pt" style:font-weight-asian="bold" style:font-size-complex="10pt" style:font-weight-complex="bold"/>
    </style:style>
    <style:style style:name="T263" style:family="text">
      <style:text-properties fo:font-size="10pt" fo:font-weight="bold" officeooo:rsid="007b1dfa" style:font-size-asian="10pt" style:font-weight-asian="bold" style:font-size-complex="10pt" style:font-weight-complex="bold"/>
    </style:style>
    <style:style style:name="T264" style:family="text">
      <style:text-properties fo:font-size="10pt" fo:font-weight="bold" officeooo:rsid="009a781a" style:font-size-asian="10pt" style:font-weight-asian="bold" style:font-size-complex="10pt" style:font-weight-complex="bold"/>
    </style:style>
    <style:style style:name="T265" style:family="text">
      <style:text-properties fo:font-size="10pt" fo:font-weight="bold" officeooo:rsid="00548391" style:font-size-asian="10pt" style:font-weight-asian="bold" style:font-size-complex="10pt" style:font-weight-complex="bold"/>
    </style:style>
    <style:style style:name="T266" style:family="text">
      <style:text-properties officeooo:rsid="012fcda0"/>
    </style:style>
    <style:style style:name="T267" style:family="text">
      <style:text-properties officeooo:rsid="012ea97c"/>
    </style:style>
    <style:style style:name="T268" style:family="text">
      <style:text-properties officeooo:rsid="0056d0b6"/>
    </style:style>
    <style:style style:name="T269" style:family="text">
      <style:text-properties officeooo:rsid="0089a055"/>
    </style:style>
    <style:style style:name="T270" style:family="text">
      <style:text-properties officeooo:rsid="00548391"/>
    </style:style>
    <style:style style:name="T271" style:family="text">
      <style:text-properties officeooo:rsid="007b1dfa"/>
    </style:style>
    <style:style style:name="T272" style:family="text">
      <style:text-properties officeooo:rsid="008d35df"/>
    </style:style>
    <style:style style:name="T273" style:family="text">
      <style:text-properties officeooo:rsid="00911019"/>
    </style:style>
    <style:style style:name="T274" style:family="text">
      <style:text-properties officeooo:rsid="00d20c42"/>
    </style:style>
    <style:style style:name="T275" style:family="text">
      <style:text-properties officeooo:rsid="0097bbea"/>
    </style:style>
    <style:style style:name="T276" style:family="text">
      <style:text-properties officeooo:rsid="009a781a"/>
    </style:style>
    <style:style style:name="T277" style:family="text">
      <style:text-properties officeooo:rsid="013a58b0"/>
    </style:style>
    <style:style style:name="T278"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fabulae facilēs</text:span><text:span text:style-name="T46"> </text:span><text:span text:style-name="T47">: fabula</text:span><text:span text:style-name="T46"> p</text:span><text:span text:style-name="T48">r</text:span><text:span text:style-name="T46">ī</text:span><text:span text:style-name="T48">ma, </text:span><text:span text:style-name="T52">pars p</text:span><text:span text:style-name="T48">r</text:span><text:span text:style-name="T52">ī</text:span><text:span text:style-name="T48">ma</text:span></text:p>
      <text:p text:style-name="P2"><text:span text:style-name="T11">verbe conjugué</text:span> / <text:span text:style-name="T13">verbe à l’infinitif</text:span> / <text:span text:style-name="T14">groupe prépositionnel</text:span></text:p>
      <text:p text:style-name="P5"><text:span text:style-name="T1">nominatif</text:span><text:span text:style-name="T12"> / </text:span>vocatif / <text:span text:style-name="T22">accusatif</text:span> / <text:span text:style-name="T31">génitif</text:span> / <text:span text:style-name="T37">datif</text:span> / <text:span text:style-name="T39">ablatif</text:span></text:p>
      <text:p text:style-name="P1"/>
      <text:p text:style-name="P40"><text:span text:style-name="T145"><text:tab/></text:span><text:span text:style-name="T146">Haec nārrantur ā poētīs dē Perseō. Persēus fīlius </text:span><text:span text:style-name="T149">est</text:span><text:span text:style-name="T146"> Iouis, maximī deōrum; auus ēius Ācrisius appellātur. Ācrisius </text:span><text:span text:style-name="T150">uolt</text:span><text:span text:style-name="T146"> Persēum nepōtem suum necāre; nam propter ōrāculum puerum tim</text:span><text:span text:style-name="T151">et</text:span><text:span text:style-name="T146">. Comprehendit igitur Persēum adhūc īnfantem, et cum mātre in arcā ligneā </text:span><text:span text:style-name="T153">i</text:span><text:span text:style-name="T146">ncl</text:span><text:span text:style-name="T164">ū</text:span><text:span text:style-name="T152">d</text:span><text:span text:style-name="T146">it. Tum arcam ipsam in mare coni</text:span><text:span text:style-name="T154">icit</text:span><text:span text:style-name="T146">. Danaē, Perseī māter, magnopere terrē</text:span><text:span text:style-name="T155">tur</text:span><text:span text:style-name="T146">; tempestās enim magna mare turbat. Perseus autem in sinū mātris dormi</text:span><text:span text:style-name="T156">t</text:span><text:span text:style-name="T146">.</text:span></text:p>
      <text:p text:style-name="P1"/>
      <text:p text:style-name="P22"><text:span text:style-name="T2"><text:tab/></text:span><text:span text:style-name="T3">Haec</text:span><text:span text:style-name="T58">a</text:span><text:span text:style-name="T147"> </text:span><text:span text:style-name="T166">nārrantur</text:span><text:span text:style-name="T60">b</text:span><text:span text:style-name="T147"> </text:span><text:span text:style-name="T148">ā </text:span><text:span text:style-name="T40">poētīs</text:span><text:span text:style-name="T147"> </text:span><text:span text:style-name="T148">dē Perseō</text:span><text:span text:style-name="T147">. </text:span><text:span text:style-name="T3">Pers</text:span><text:span text:style-name="T4">e</text:span><text:span text:style-name="T5">ū</text:span><text:span text:style-name="T3">s</text:span><text:span text:style-name="T15">c</text:span><text:span text:style-name="T3"> fīlius</text:span><text:span text:style-name="T147"> </text:span><text:span text:style-name="T167">est</text:span><text:span text:style-name="T147"> </text:span><text:span text:style-name="T32">Iouis</text:span><text:span text:style-name="T147">, </text:span><text:span text:style-name="T32">maximī deōrum</text:span><text:span text:style-name="T147">; </text:span><text:span text:style-name="T3">auus</text:span><text:span text:style-name="T147"> </text:span><text:span text:style-name="T32">ēius</text:span><text:span text:style-name="T59">d</text:span><text:span text:style-name="T147"> </text:span><text:span text:style-name="T3">Ācrisius</text:span><text:span text:style-name="T147"> </text:span><text:span text:style-name="T166">appellātur</text:span><text:span text:style-name="T61">e</text:span><text:span text:style-name="T147">. </text:span><text:span text:style-name="T3">Ācrisius</text:span><text:span text:style-name="T147"> </text:span><text:span text:style-name="T166">uol</text:span><text:span text:style-name="T167">t</text:span><text:span text:style-name="T61">f</text:span><text:span text:style-name="T147"> </text:span><text:span text:style-name="T23">Pers</text:span><text:span text:style-name="T25">e</text:span><text:span text:style-name="T23">um nepōtem suum</text:span><text:span text:style-name="T147"> </text:span><text:span text:style-name="T171">necāre</text:span><text:span text:style-name="T147">; nam </text:span><text:span text:style-name="T148">propter </text:span><text:span text:style-name="T24">ōrāculum</text:span><text:span text:style-name="T147"> </text:span><text:span text:style-name="T23">puerum</text:span><text:span text:style-name="T147"> </text:span><text:span text:style-name="T166">tim</text:span><text:span text:style-name="T168">e</text:span><text:span text:style-name="T166">t</text:span><text:span text:style-name="T147">. </text:span><text:span text:style-name="T166">Comprehendit</text:span><text:span text:style-name="T147"> igitur </text:span><text:span text:style-name="T23">Pers</text:span><text:span text:style-name="T25">e</text:span><text:span text:style-name="T23">um</text:span><text:span text:style-name="T147"> adhūc </text:span><text:span text:style-name="T23">īnfantem</text:span><text:span text:style-name="T147">, et </text:span><text:span text:style-name="T148">cum </text:span><text:span text:style-name="T40">mātre</text:span><text:span text:style-name="T147"> </text:span><text:span text:style-name="T148">in </text:span><text:span text:style-name="T40">arcā ligneā</text:span><text:span text:style-name="T147"> </text:span><text:span text:style-name="T166">inclū</text:span><text:span text:style-name="T169">d</text:span><text:span text:style-name="T166">it</text:span><text:span text:style-name="T147">. Tum </text:span><text:span text:style-name="T23">arcam ipsam</text:span><text:span text:style-name="T147"> </text:span><text:span text:style-name="T148">in </text:span><text:span text:style-name="T40">mare</text:span><text:span text:style-name="T147"> </text:span><text:span text:style-name="T166">coni</text:span><text:span text:style-name="T169">icit</text:span><text:span text:style-name="T147">. </text:span><text:span text:style-name="T3">Danaē</text:span><text:span text:style-name="T16">g</text:span><text:span text:style-name="T147">, </text:span><text:span text:style-name="T32">Perseī</text:span><text:span text:style-name="T147"> </text:span><text:span text:style-name="T3">māter</text:span><text:span text:style-name="T147">, magnopere </text:span><text:span text:style-name="T166">terrē</text:span><text:span text:style-name="T170">tur</text:span><text:span text:style-name="T67">h</text:span><text:span text:style-name="T147">; </text:span><text:span text:style-name="T3">tempestās</text:span><text:span text:style-name="T147"> enim </text:span><text:span text:style-name="T3">magna</text:span><text:span text:style-name="T147"> </text:span><text:span text:style-name="T23">mare</text:span><text:span text:style-name="T147"> </text:span><text:span text:style-name="T166">turbat</text:span><text:span text:style-name="T147">. </text:span><text:span text:style-name="T3">Pers</text:span><text:span text:style-name="T4">e</text:span><text:span text:style-name="T5">ū</text:span><text:span text:style-name="T3">s</text:span><text:span text:style-name="T15">c</text:span><text:span text:style-name="T147"> autem </text:span><text:span text:style-name="T148">in </text:span><text:span text:style-name="T40">sinū</text:span><text:span text:style-name="T17">i</text:span><text:span text:style-name="T148"> </text:span><text:span text:style-name="T33">mātris</text:span><text:span text:style-name="T147"> </text:span><text:span text:style-name="T166">dormit</text:span><text:span text:style-name="T147">.</text:span></text:p>
      <text:p text:style-name="P18"><text:span text:style-name="T57">[</text:span><text:span text:style-name="T45">a] </text:span><text:span text:style-name="T70">haec</text:span><text:span text:style-name="T45"> : nominatif.pluriel.neutre de </text:span><text:span text:style-name="T70">hic, haec, hoc.</text:span><text:span text:style-name="T45"> Littéralement : </text:span><text:span text:style-name="T51">Ce</text:span><text:span text:style-name="T50">s </text:span><text:span text:style-name="T113">choses</text:span><text:span text:style-name="T106"> sont racontées …</text:span></text:p>
      <text:p text:style-name="P19"><text:span text:style-name="T57">[</text:span><text:span text:style-name="T68">b</text:span><text:span text:style-name="T57">] </text:span><text:span text:style-name="T69">nārrantur</text:span> : <text:span text:style-name="T56">passif.indicatif.présent.3P de </text:span><text:span text:style-name="T96">narrāre</text:span><text:span text:style-name="T56">. </text:span><text:span text:style-name="T57">Littéralement : </text:span><text:span text:style-name="T241">C</text:span><text:span text:style-name="T57">es </text:span><text:span text:style-name="T108">choses </text:span><text:span text:style-name="T112">sont racontées</text:span><text:span text:style-name="T114"> … </text:span><text:span text:style-name="T115">A comparer avec </text:span><text:span text:style-name="T101">am</text:span><text:span text:style-name="T102">ā</text:span><text:span text:style-name="T104">n</text:span><text:span text:style-name="T102">t</text:span><text:span text:style-name="T103">ur</text:span><text:span text:style-name="T115">, </text:span><text:span text:style-name="T116">« </text:span><text:span text:style-name="T118">ils</text:span><text:span text:style-name="T115"> </text:span><text:span text:style-name="T118">sont</text:span><text:span text:style-name="T117"> aimé</text:span><text:span text:style-name="T118">s</text:span><text:span text:style-name="T116">»</text:span></text:p>
      <text:p text:style-name="P21"><text:span text:style-name="T116">[</text:span><text:span text:style-name="T119">c] </text:span><text:span text:style-name="T120">Perseūs est un mot grec à l’origine, d’où sa finale en -eūs : dans ce texte c’est un mot de la deuxième déclinaison.</text:span></text:p>
      <text:p text:style-name="P20">[<text:span text:style-name="T245">d</text:span>] <text:span text:style-name="T69">ēius</text:span> : <text:span text:style-name="T122">littéralement </text:span>« <text:span text:style-name="T122">de lui</text:span>», <text:span text:style-name="T122">génitif.singulier.masculin de </text:span><text:span text:style-name="T71">is, ea, id</text:span><text:span text:style-name="T122">.</text:span></text:p>
      <text:p text:style-name="P20">[<text:span text:style-name="T245">e</text:span>] <text:span text:style-name="T94">appellātur</text:span> : <text:span text:style-name="T122">littéralement </text:span>« <text:span text:style-name="T242">il est appelé</text:span>», <text:span text:style-name="T242">passif.indicatif.présent.3S d’ </text:span><text:span text:style-name="T94">appellāre. </text:span><text:span text:style-name="T107">A comparer avec </text:span><text:span text:style-name="T72">am</text:span><text:span text:style-name="T94">āt</text:span><text:span text:style-name="T95">ur</text:span><text:span text:style-name="T107">, </text:span><text:span text:style-name="T109">« </text:span><text:span text:style-name="T107">elle e</text:span><text:span text:style-name="T110">st aimée</text:span><text:span text:style-name="T109">»</text:span></text:p>
      <text:p text:style-name="P35"><text:span text:style-name="T192">[</text:span><text:span text:style-name="T197">f</text:span><text:span text:style-name="T193">] </text:span><text:span text:style-name="T157">uolt</text:span><text:span text:style-name="T193"> : « </text:span><text:span text:style-name="T192">il </text:span><text:span text:style-name="T193">veut», forme irrégulière, </text:span><text:span text:style-name="T194">actif.indicatif.présent.3S de </text:span><text:span text:style-name="T157">uolo, uīs, uelle, uoluī </text:span><text:span text:style-name="T195">(</text:span><text:span text:style-name="T193">« </text:span><text:span text:style-name="T192">v</text:span><text:span text:style-name="T195">ouloir</text:span><text:span text:style-name="T193">»</text:span><text:span text:style-name="T195">)</text:span></text:p>
      <text:p text:style-name="P35"><text:span text:style-name="T206">[</text:span><text:span text:style-name="T215">g</text:span><text:span text:style-name="T206">] Le mot </text:span><text:span text:style-name="T158">Danaē</text:span><text:span text:style-name="T196"> est ici au nominatif singulier; il s’agit d’un type de déclinaison étranger au latin car ce mot est grec.</text:span></text:p>
      <text:p text:style-name="P35"><text:span text:style-name="T216">[</text:span><text:span text:style-name="T215">h</text:span><text:span text:style-name="T217">]</text:span><text:span text:style-name="T216"> </text:span><text:span text:style-name="T159">terr</text:span><text:span text:style-name="T172">ē</text:span><text:span text:style-name="T173">tur</text:span><text:span text:style-name="T198"> : « </text:span><text:span text:style-name="T199">elle e</text:span><text:span text:style-name="T200">st effrayée</text:span><text:span text:style-name="T198">», passif.indicatif.p</text:span><text:span text:style-name="T200">résent.</text:span><text:span text:style-name="T201">3S</text:span><text:span text:style-name="T198"> de </text:span><text:span text:style-name="T159">terrēre. </text:span><text:span text:style-name="T199">A comparer avec </text:span><text:span text:style-name="T160">am</text:span><text:span text:style-name="T161">āt</text:span><text:span text:style-name="T162">ur</text:span><text:span text:style-name="T199">, </text:span><text:span text:style-name="T198">« </text:span><text:span text:style-name="T199">elle e</text:span><text:span text:style-name="T202">st aimée</text:span><text:span text:style-name="T198">»</text:span></text:p>
      <text:p text:style-name="P35"><text:span text:style-name="T198">[</text:span><text:span text:style-name="T197">i</text:span><text:span text:style-name="T203">] </text:span><text:span text:style-name="T163">sin</text:span><text:span text:style-name="T69">ū</text:span> : <text:span text:style-name="T244">ablatif singulier de </text:span><text:span text:style-name="T97">sinus</text:span><text:span text:style-name="T111">, mot de la quatrième déclinaison</text:span></text:p>
      <text:p text:style-name="P1"/>
      <text:p text:style-name="P7">[traduction mot à mot]</text:p>
      <text:p text:style-name="P33"><text:span text:style-name="T226"><text:tab/>Ces choses sont racontées par les __________ à propos de Persée. Persée e</text:span><text:span text:style-name="T227">st</text:span><text:span text:style-name="T226"> le fils de __________, le plus grand de</text:span><text:span text:style-name="T228">s </text:span><text:span text:style-name="T226">dieux; le grand-père de lui </text:span><text:span text:style-name="T227">est</text:span><text:span text:style-name="T226"> appelé Ācrisius. <text:s/>Ācrisius v</text:span><text:span text:style-name="T227">eut</text:span><text:span text:style-name="T226"> tuer __________, son petit-fils; en effet, à cause d’un oracle, il cra</text:span><text:span text:style-name="T227">int</text:span><text:span text:style-name="T226"> l’enfant. Il s’</text:span><text:span text:style-name="T229">empar</text:span><text:span text:style-name="T227">e</text:span><text:span text:style-name="T226"> __________, jusque-là enfant, et avec sa __________ il l’enferm</text:span><text:span text:style-name="T227">e</text:span><text:span text:style-name="T226"> dans un coffre en bois. Alors il lan</text:span><text:span text:style-name="T227">ce</text:span><text:span text:style-name="T226"> le coffre </text:span><text:span text:style-name="T230">lui-</text:span><text:span text:style-name="T231">même</text:span><text:span text:style-name="T226"> dans la __________. Danaé, la __________ de Persée, </text:span><text:span text:style-name="T227">est</text:span><text:span text:style-name="T226"> terriblement épouvantée; une grande __________ en effet agit</text:span><text:span text:style-name="T227">e</text:span><text:span text:style-name="T226"> la __________. __________ cependant dor</text:span><text:span text:style-name="T227">t</text:span><text:span text:style-name="T226"> dans le sein de sa __________.</text:span></text:p>
      <text:p text:style-name="P33"><text:span text:style-name="T226"/></text:p>
      <text:p text:style-name="P17">[traduction normale]</text:p>
      <text:p text:style-name="P34"><text:span text:style-name="T232"><text:tab/>Ces h</text:span><text:span text:style-name="T233">istoires</text:span><text:span text:style-name="T232"> sont racontées par les __________ à propos de Persée. Persée e</text:span><text:span text:style-name="T234">st</text:span><text:span text:style-name="T232"> le fils de __________, le plus grand de</text:span><text:span text:style-name="T235">s </text:span><text:span text:style-name="T232">dieux; s</text:span><text:span text:style-name="T236">on</text:span><text:span text:style-name="T232"> grand-père s’</text:span><text:span text:style-name="T236">appelle</text:span><text:span text:style-name="T232"> Ācrisius. <text:s/>Ācrisius v</text:span><text:span text:style-name="T234">eut</text:span><text:span text:style-name="T232"> tuer __________, son petit-fils; en effet, à cause d’un oracle, il cra</text:span><text:span text:style-name="T234">int</text:span><text:span text:style-name="T232"> <text:s/></text:span><text:span text:style-name="T236">cet </text:span><text:span text:style-name="T232">enfant. Il s’</text:span><text:span text:style-name="T237">empar</text:span><text:span text:style-name="T234">e</text:span><text:span text:style-name="T232"> __________, jusque-là enfant, et il l’enferm</text:span><text:span text:style-name="T234">e</text:span><text:span text:style-name="T232"> </text:span><text:span text:style-name="T238">avec sa </text:span><text:span text:style-name="T232">__________</text:span><text:span text:style-name="T238"> </text:span><text:span text:style-name="T232">dans un coffre en bois. Alors il lan</text:span><text:span text:style-name="T234">ce</text:span><text:span text:style-name="T232"> </text:span><text:span text:style-name="T239">à son tour </text:span><text:span text:style-name="T232">le coffre dans la __________. Danaé, la __________ de Persée, </text:span><text:span text:style-name="T234">est</text:span><text:span text:style-name="T232"> terriblement épouvantée; une grande __________ en effet agit</text:span><text:span text:style-name="T234">e</text:span><text:span text:style-name="T232"> la __________. __________ cependant dor</text:span><text:span text:style-name="T234">t</text:span><text:span text:style-name="T232"> </text:span><text:span text:style-name="T240">contre</text:span><text:span text:style-name="T232"> le sein de sa __________.</text:span></text:p>
      <text:p text:style-name="P10"/>
      <text:p text:style-name="P8"><text:soft-page-break/>- A -</text:p>
      <text:p text:style-name="P11">· <text:span text:style-name="T69">ā, āb + abl.</text:span> <text:tab/><text:tab/><text:tab/><text:tab/><text:tab/><text:tab/><text:tab/><text:tab/><text:tab/>: par</text:p>
      <text:p text:style-name="P11">· <text:span text:style-name="T69">Ācrisius, Ācrisiī </text:span>m. <text:tab/><text:tab/><text:tab/><text:tab/><text:tab/><text:tab/><text:tab/><text:tab/>: Ācrisius (nom propre)</text:p>
      <text:p text:style-name="P11">· <text:span text:style-name="T69">adhūc</text:span> <text:tab/><text:tab/><text:tab/><text:tab/><text:tab/><text:tab/><text:tab/><text:tab/><text:tab/>: jusque là</text:p>
      <text:p text:style-name="P11">· <text:span text:style-name="T69">appello, appellās, appellāre, appellāuī, appellātum</text:span> <text:tab/><text:tab/><text:tab/><text:tab/>: appeler</text:p>
      <text:p text:style-name="P11">· <text:span text:style-name="T73">arca, arcae f.</text:span><text:span text:style-name="T127"> <text:tab/><text:tab/><text:tab/><text:tab/><text:tab/><text:tab/><text:tab/><text:tab/><text:tab/>: le coffre</text:span></text:p>
      <text:p text:style-name="P11">· <text:span text:style-name="T74">autem</text:span><text:span text:style-name="T142"> <text:tab/><text:tab/><text:tab/><text:tab/><text:tab/><text:tab/><text:tab/><text:tab/><text:tab/>: cependant</text:span></text:p>
      <text:p text:style-name="P11">· <text:span text:style-name="T69">auus, auuī</text:span> m. <text:tab/><text:tab/><text:tab/><text:tab/><text:tab/><text:tab/><text:tab/><text:tab/><text:tab/>: le grand-père</text:p>
      <text:p text:style-name="P8">- C -</text:p>
      <text:p text:style-name="P11">· <text:span text:style-name="T69">comprehendo, comprehendis, comprehendere, comprehendī, comprehensum<text:tab/></text:span>: se saisir de</text:p>
      <text:p text:style-name="P11">· <text:span text:style-name="T75">coniicio, coniicis, <text:s/>coniicere, <text:s/>coniēcī, coniectum</text:span><text:span text:style-name="T132"> <text:tab/><text:tab/><text:tab/><text:tab/>: jeter, pousser</text:span></text:p>
      <text:p text:style-name="P11">· <text:span text:style-name="T76">cum</text:span><text:span text:style-name="T124"> + abl. <text:tab/><text:tab/><text:tab/><text:tab/><text:tab/><text:tab/><text:tab/><text:tab/><text:tab/>: avec</text:span></text:p>
      <text:p text:style-name="P8">- D -</text:p>
      <text:p text:style-name="P11">· <text:span text:style-name="T69">Danaē, Danaē</text:span><text:span text:style-name="T77">s</text:span> <text:span text:style-name="T135">f. <text:tab/><text:tab/><text:tab/><text:tab/><text:tab/><text:tab/><text:tab/><text:tab/></text:span>: <text:span text:style-name="T133">Danaé (nom propre </text:span><text:span text:style-name="T246">grec, déclinaison spécifique</text:span><text:span text:style-name="T133">)</text:span></text:p>
      <text:p text:style-name="P11">· <text:span text:style-name="T69">dē</text:span> + abl. <text:tab/><text:tab/><text:tab/><text:tab/><text:tab/><text:tab/><text:tab/><text:tab/><text:tab/>: à propos de</text:p>
      <text:p text:style-name="P11">· <text:span text:style-name="T69">deus, deī</text:span> m. <text:tab/><text:tab/><text:tab/><text:tab/><text:tab/><text:tab/><text:tab/><text:tab/><text:tab/>: le dieu</text:p>
      <text:p text:style-name="P11">· <text:span text:style-name="T78">dormio, dormīs, dormīre, dormīuī, dormītum</text:span><text:span text:style-name="T144"> <text:tab/><text:tab/><text:tab/><text:tab/><text:tab/>: dormir</text:span></text:p>
      <text:p text:style-name="P8">- E -</text:p>
      <text:p text:style-name="P11">· <text:span text:style-name="T79">enim</text:span><text:span text:style-name="T139"> <text:tab/><text:tab/><text:tab/><text:tab/><text:tab/><text:tab/><text:tab/><text:tab/><text:tab/><text:tab/>: en effet</text:span></text:p>
      <text:p text:style-name="P11">· <text:span text:style-name="T80">et</text:span><text:span text:style-name="T123"> <text:tab/><text:tab/><text:tab/><text:tab/><text:tab/><text:tab/><text:tab/><text:tab/><text:tab/><text:tab/>: et (conjonction de coordination)</text:span></text:p>
      <text:p text:style-name="P8">- F -</text:p>
      <text:p text:style-name="P11">· <text:span text:style-name="T69">fīlius, fīliī</text:span> m. <text:tab/><text:tab/><text:tab/><text:tab/><text:tab/><text:tab/><text:tab/><text:tab/><text:tab/>: le fils</text:p>
      <text:p text:style-name="P8">- H -</text:p>
      <text:p text:style-name="P11">· <text:span text:style-name="T69">hic, haec, hoc</text:span> <text:tab/><text:tab/><text:tab/><text:tab/><text:tab/><text:tab/><text:tab/><text:tab/><text:tab/>: ceci</text:p>
      <text:p text:style-name="P8">- I -</text:p>
      <text:p text:style-name="P11">· <text:span text:style-name="T69">igitur</text:span> <text:tab/><text:tab/><text:tab/><text:tab/><text:tab/><text:tab/><text:tab/><text:tab/><text:tab/><text:tab/>: par conséquent</text:p>
      <text:p text:style-name="P11">· <text:span text:style-name="T82">in</text:span><text:span text:style-name="T126"> + abl. <text:tab/><text:tab/><text:tab/><text:tab/><text:tab/><text:tab/><text:tab/><text:tab/><text:tab/>: dans (pas de mouvement)</text:span></text:p>
      <text:p text:style-name="P11">· <text:span text:style-name="T92">i</text:span><text:span text:style-name="T69">n</text:span><text:span text:style-name="T81">clūdo, </text:span><text:span text:style-name="T92">i</text:span><text:span text:style-name="T81">nclūdis, </text:span><text:span text:style-name="T92">i</text:span><text:span text:style-name="T81">nclūdere, </text:span><text:span text:style-name="T93">i</text:span><text:span text:style-name="T81">nclūsī, </text:span><text:span text:style-name="T93">i</text:span><text:span text:style-name="T81">nclūsum</text:span><text:span text:style-name="T129"> <text:tab/><text:tab/><text:tab/><text:tab/><text:tab/>: enfermer</text:span></text:p>
      <text:p text:style-name="P11">· <text:span text:style-name="T69">īnfans, īnfantis</text:span> m./f. <text:tab/><text:tab/><text:tab/><text:tab/><text:tab/><text:tab/><text:tab/><text:tab/>: l’enfant</text:p>
      <text:p text:style-name="P11">· <text:span text:style-name="T83">ipsa, ipsa, ipsum</text:span><text:span text:style-name="T131"> <text:tab/><text:tab/><text:tab/><text:tab/><text:tab/><text:tab/><text:tab/><text:tab/>: lui-même, elle-même</text:span></text:p>
      <text:p text:style-name="P11">· <text:span text:style-name="T69">Iuppiter, Iouis</text:span> m. <text:tab/><text:tab/><text:tab/><text:tab/><text:tab/><text:tab/><text:tab/><text:tab/>: Jupiter <text:span text:style-name="T134">(nom propre)</text:span></text:p>
      <text:p text:style-name="P8">- L -</text:p>
      <text:p text:style-name="P11">· <text:span text:style-name="T84">ligneus, lignea, ligneum</text:span><text:span text:style-name="T128"> <text:tab/><text:tab/><text:tab/><text:tab/><text:tab/><text:tab/><text:tab/>: en bois</text:span></text:p>
      <text:p text:style-name="P8">- M -</text:p>
      <text:p text:style-name="P11">· <text:span text:style-name="T69">magnopere</text:span> <text:tab/><text:tab/><text:tab/><text:tab/><text:tab/><text:tab/><text:tab/><text:tab/><text:tab/>: vivement, <text:span text:style-name="T136">fortement</text:span></text:p>
      <text:p text:style-name="P11">· <text:span text:style-name="T69">magn</text:span><text:span text:style-name="T85">us, magna, magnum</text:span><text:span text:style-name="T140"> <text:tab/><text:tab/><text:tab/><text:tab/><text:tab/><text:tab/><text:tab/>: grand</text:span></text:p>
      <text:p text:style-name="P11">· <text:span text:style-name="T86">mare, maris</text:span><text:span text:style-name="T125"> n. <text:tab/><text:tab/><text:tab/><text:tab/><text:tab/><text:tab/><text:tab/><text:tab/>: la mer</text:span></text:p>
      <text:p text:style-name="P11">· <text:span text:style-name="T86">m</text:span><text:span text:style-name="T69">ā</text:span><text:span text:style-name="T86">ter, mātris</text:span><text:span text:style-name="T125"> f. <text:tab/><text:tab/><text:tab/><text:tab/><text:tab/><text:tab/><text:tab/><text:tab/>: la mère</text:span></text:p>
      <text:p text:style-name="P11">· <text:span text:style-name="T69">maximus, maxima, maximum</text:span> <text:tab/><text:tab/><text:tab/><text:tab/><text:tab/><text:tab/><text:tab/>: le plus grand</text:p>
      <text:p text:style-name="P8">- N -</text:p>
      <text:p text:style-name="P11">· <text:span text:style-name="T69">nam</text:span> <text:tab/><text:tab/><text:tab/><text:tab/><text:tab/><text:tab/><text:tab/><text:tab/><text:tab/><text:tab/>: en effet</text:p>
      <text:p text:style-name="P11">· <text:span text:style-name="T69">nārro, nārrās, narrāre, narrāuī, narrātum</text:span> <text:tab/><text:tab/><text:tab/><text:tab/><text:tab/>: raconter</text:p>
      <text:p text:style-name="P11">· <text:span text:style-name="T69">neco, necās, necāre, necāuī, necātum</text:span> <text:tab/><text:tab/><text:tab/><text:tab/><text:tab/><text:tab/>: tuer</text:p>
      <text:p text:style-name="P11">· <text:span text:style-name="T69">nepōs, nepōtis</text:span> m. <text:tab/><text:tab/><text:tab/><text:tab/><text:tab/><text:tab/><text:tab/><text:tab/>: le petit-fils</text:p>
      <text:p text:style-name="P8">- O -</text:p>
      <text:p text:style-name="P11">· <text:span text:style-name="T69">ōrāculum, <text:s/>ōrāculī</text:span> n. <text:tab/><text:tab/><text:tab/><text:tab/><text:tab/><text:tab/><text:tab/><text:tab/>: un oracle</text:p>
      <text:p text:style-name="P8">- P -</text:p>
      <text:p text:style-name="P11">· <text:span text:style-name="T69">Perse</text:span><text:span text:style-name="T81">ū</text:span><text:span text:style-name="T98">s</text:span><text:span text:style-name="T69">, <text:s/>Perseī</text:span> m. <text:tab/><text:tab/><text:tab/><text:tab/><text:tab/><text:tab/><text:tab/><text:tab/>: Persée <text:span text:style-name="T134">(nom propre grec d’où le -</text:span><text:span text:style-name="T99">e</text:span><text:span text:style-name="T81">ū</text:span><text:span text:style-name="T98">s</text:span><text:span text:style-name="T134">)</text:span></text:p>
      <text:p text:style-name="P11">· <text:span text:style-name="T69">poēta, poētae</text:span> m. <text:tab/><text:tab/><text:tab/><text:tab/><text:tab/><text:tab/><text:tab/><text:tab/>: un poète</text:p>
      <text:p text:style-name="P11">· <text:span text:style-name="T69">puer, puerī</text:span> m. <text:tab/><text:tab/><text:tab/><text:tab/><text:tab/><text:tab/><text:tab/><text:tab/><text:tab/>: l’enfant</text:p>
      <text:p text:style-name="P11">· <text:span text:style-name="T69">propter</text:span> + acc. <text:tab/><text:tab/><text:tab/><text:tab/><text:tab/><text:tab/><text:tab/><text:tab/><text:tab/>: à cause de</text:p>
      <text:p text:style-name="P8">- S -</text:p>
      <text:p text:style-name="P11">· <text:span text:style-name="T87">sinus, sin</text:span><text:span text:style-name="T69">ū</text:span><text:span text:style-name="T87">s</text:span><text:span text:style-name="T143"> m. <text:tab/><text:tab/><text:tab/><text:tab/><text:tab/><text:tab/><text:tab/><text:tab/>: le repli, le sein</text:span></text:p>
      <text:p text:style-name="P11">· <text:span text:style-name="T69">suus, sua, suum</text:span> <text:tab/><text:tab/><text:tab/><text:tab/><text:tab/><text:tab/><text:tab/><text:tab/>: le sien</text:p>
      <text:p text:style-name="P8">- T -</text:p>
      <text:p text:style-name="P11">· <text:span text:style-name="T69">tempestās, <text:s/>tempestā</text:span><text:span text:style-name="T88">tis</text:span><text:span text:style-name="T138"> f. <text:tab/><text:tab/><text:tab/><text:tab/><text:tab/><text:tab/><text:tab/>: la tempête</text:span></text:p>
      <text:p text:style-name="P11">· <text:span text:style-name="T89">terreo, terrēs, terrēre, terruī, territum</text:span><text:span text:style-name="T137"> <text:tab/><text:tab/><text:tab/><text:tab/><text:tab/><text:tab/>: effrayer</text:span></text:p>
      <text:p text:style-name="P11">· <text:span text:style-name="T69">timeo, timēs, timēre, timuī, -</text:span> <text:tab/><text:tab/><text:tab/><text:tab/><text:tab/><text:tab/><text:tab/>: craindre</text:p>
      <text:p text:style-name="P11">· <text:span text:style-name="T90">tum</text:span><text:span text:style-name="T130"> <text:tab/><text:tab/><text:tab/><text:tab/><text:tab/><text:tab/><text:tab/><text:tab/><text:tab/><text:tab/>: alors</text:span></text:p>
      <text:p text:style-name="P11">· <text:span text:style-name="T69">turb</text:span><text:span text:style-name="T91">o, turbās, turbāre, turbāuī, turbātum</text:span><text:span text:style-name="T141"> <text:tab/><text:tab/><text:tab/><text:tab/><text:tab/>: agiter</text:span></text:p>
      <text:p text:style-name="P8">- V -</text:p>
      <text:p text:style-name="P9"><text:span text:style-name="T247">· </text:span><text:span text:style-name="T100">uolo, uīs, uelle, uoluī, -</text:span><text:span text:style-name="T247"> <text:tab/><text:tab/><text:tab/><text:tab/><text:tab/><text:tab/><text:tab/>: vouloir</text:span></text:p>
      <text:p text:style-name="P26"><text:soft-page-break/><text:span text:style-name="T219">fabulae facilēs</text:span><text:span text:style-name="T218"> </text:span><text:span text:style-name="T220">: fabula</text:span><text:span text:style-name="T218"> p</text:span><text:span text:style-name="T221">r</text:span><text:span text:style-name="T218">ī</text:span><text:span text:style-name="T221">ma, </text:span><text:span text:style-name="T222">pars s</text:span><text:span text:style-name="T223">ecunda</text:span></text:p>
      <text:p text:style-name="P12"><text:span text:style-name="T11">verbe conjugué</text:span> / <text:span text:style-name="T13">verbe à l’infinitif</text:span> / <text:span text:style-name="T14">groupe prépositionnel</text:span></text:p>
      <text:p text:style-name="P14"><text:span text:style-name="T1">nominatif</text:span><text:span text:style-name="T12"> / </text:span>vocatif / <text:span text:style-name="T22">accusatif</text:span> / <text:span text:style-name="T31">génitif</text:span> / <text:span text:style-name="T37">datif</text:span> / <text:span text:style-name="T39">ablatif</text:span></text:p>
      <text:p text:style-name="P6"><text:span text:style-name="T251"/></text:p>
      <text:p text:style-name="P39"><text:span text:style-name="T145"><text:tab/></text:span><text:span text:style-name="T146">Haec nārrantur ā poētīs dē Perseō. Persēus fīlius erat Iouis, maximī deōrum; auus ēius Ācrisius appellābātur. Ācrisius uolēbat Persēum nepōtem suum necāre; nam propter ōrāculum puerum timēbat. Comprehendit igitur Persēum adhūc īnfantem, et cum mātre in arcā ligneā </text:span><text:span text:style-name="T165">i</text:span><text:span text:style-name="T146">nclūsit. Tum arcam ipsam in mare coniēcit. Danaē, Perseī māter, magnopere territa est; tempestās enim magna mare turbābat. Perseus autem in sinū mātris dormiēbat.</text:span></text:p>
      <text:p text:style-name="P6"/>
      <text:p text:style-name="P23"><text:span text:style-name="T2"><text:tab/></text:span><text:span text:style-name="T3">Haec</text:span><text:span text:style-name="T147"> </text:span><text:span text:style-name="T166">nārrantur</text:span><text:span text:style-name="T147"> </text:span><text:span text:style-name="T148">ā </text:span><text:span text:style-name="T40">poētīs</text:span><text:span text:style-name="T147"> </text:span><text:span text:style-name="T148">dē Perseō</text:span><text:span text:style-name="T147">. </text:span><text:span text:style-name="T3">Pers</text:span><text:span text:style-name="T4">e</text:span><text:span text:style-name="T5">ū</text:span><text:span text:style-name="T3">s fīlius</text:span><text:span text:style-name="T147"> </text:span><text:span text:style-name="T166">erat</text:span><text:span text:style-name="T147"> </text:span><text:span text:style-name="T32">Iouis</text:span><text:span text:style-name="T147">, </text:span><text:span text:style-name="T32">maximī deōrum</text:span><text:span text:style-name="T147">; </text:span><text:span text:style-name="T3">auus</text:span><text:span text:style-name="T147"> </text:span><text:span text:style-name="T32">ēius</text:span><text:span text:style-name="T147"> </text:span><text:span text:style-name="T3">Ācrisius</text:span><text:span text:style-name="T147"> </text:span><text:span text:style-name="T166">appellābātur</text:span><text:span text:style-name="T147">. </text:span><text:span text:style-name="T3">Ācrisius</text:span><text:span text:style-name="T147"> </text:span><text:span text:style-name="T166">uolēbat</text:span><text:span text:style-name="T147"> </text:span><text:span text:style-name="T23">Pers</text:span><text:span text:style-name="T26">e</text:span><text:span text:style-name="T23">um nepōtem suum</text:span><text:span text:style-name="T147"> </text:span><text:span text:style-name="T171">necāre</text:span><text:span text:style-name="T147">; nam </text:span><text:span text:style-name="T148">propter </text:span><text:span text:style-name="T24">ōrāculum</text:span><text:span text:style-name="T147"> </text:span><text:span text:style-name="T23">puerum</text:span><text:span text:style-name="T147"> </text:span><text:span text:style-name="T166">timēbat</text:span><text:span text:style-name="T147">. </text:span><text:span text:style-name="T166">Comprehendit</text:span><text:span text:style-name="T147"> igitur </text:span><text:span text:style-name="T23">Pers</text:span><text:span text:style-name="T26">e</text:span><text:span text:style-name="T23">um</text:span><text:span text:style-name="T147"> adhūc </text:span><text:span text:style-name="T23">īnfantem</text:span><text:span text:style-name="T147">, et </text:span><text:span text:style-name="T148">cum </text:span><text:span text:style-name="T40">mātre</text:span><text:span text:style-name="T147"> </text:span><text:span text:style-name="T148">in </text:span><text:span text:style-name="T40">arcā ligneā</text:span><text:span text:style-name="T147"> </text:span><text:span text:style-name="T166">inclūsit</text:span><text:span text:style-name="T147">. Tum </text:span><text:span text:style-name="T23">arcam ipsam</text:span><text:span text:style-name="T147"> </text:span><text:span text:style-name="T148">in </text:span><text:span text:style-name="T40">mare</text:span><text:span text:style-name="T147"> </text:span><text:span text:style-name="T166">coniēcit</text:span><text:span text:style-name="T147">. </text:span><text:span text:style-name="T3">Danaē</text:span><text:span text:style-name="T147">, </text:span><text:span text:style-name="T32">Perseī</text:span><text:span text:style-name="T147"> </text:span><text:span text:style-name="T3">māter</text:span><text:span text:style-name="T147">, magnopere </text:span><text:span text:style-name="T166">territa est</text:span><text:span text:style-name="T147">; </text:span><text:span text:style-name="T3">tempestās</text:span><text:span text:style-name="T147"> enim </text:span><text:span text:style-name="T3">magna</text:span><text:span text:style-name="T147"> </text:span><text:span text:style-name="T23">mare</text:span><text:span text:style-name="T147"> </text:span><text:span text:style-name="T166">turbābat</text:span><text:span text:style-name="T147">. </text:span><text:span text:style-name="T3">Pers</text:span><text:span text:style-name="T4">e</text:span><text:span text:style-name="T5">ū</text:span><text:span text:style-name="T3">s</text:span><text:span text:style-name="T147"> autem </text:span><text:span text:style-name="T148">in </text:span><text:span text:style-name="T40">sinū</text:span><text:span text:style-name="T148"> </text:span><text:span text:style-name="T33">mātris</text:span><text:span text:style-name="T147"> </text:span><text:span text:style-name="T166">dormiēbat</text:span><text:span text:style-name="T147">.</text:span></text:p>
      <text:p text:style-name="P23"><text:span text:style-name="T147"/></text:p>
      <text:p text:style-name="P23"><text:span text:style-name="T147"/></text:p>
      <text:p text:style-name="P23"><text:span text:style-name="T147"/></text:p>
      <text:p text:style-name="P23"><text:span text:style-name="T147"/></text:p>
      <text:p text:style-name="P23"><text:span text:style-name="T147"/></text:p>
      <text:p text:style-name="P6"/>
      <text:p text:style-name="P16">traductio<text:span text:style-name="T277">n</text:span></text:p>
      <text:p text:style-name="P25"><text:span text:style-name="T190"><text:tab/>Ces histoires </text:span><text:span text:style-name="T191">____________</text:span><text:span text:style-name="T190"> par les poètes à propos de Persée. Persée </text:span><text:span text:style-name="T191">____________</text:span><text:span text:style-name="T190"> le fils de Jupiter, le plus grand de tous les dieux; son grand-père </text:span><text:span text:style-name="T191">____________</text:span><text:span text:style-name="T190"> Ācrisius. Ācrisius </text:span><text:span text:style-name="T191">____________</text:span><text:span text:style-name="T190"> tuer son petit-fils Persée; en effet, à cause d’un oracle, il </text:span><text:span text:style-name="T191">____________</text:span><text:span text:style-name="T190"> cet enfant. Jusqu’au moment où, par conséquent, il </text:span><text:span text:style-name="T191">____________</text:span><text:span text:style-name="T190"> Persée encore enfant et avec l’aide de sa mère il l’</text:span><text:span text:style-name="T191">____________</text:span><text:span text:style-name="T190"> dans un coffre en bois. Alors il </text:span><text:span text:style-name="T191">____________</text:span><text:span text:style-name="T190"> la caisse même à la mer. Danaé, la mère de Persée, </text:span><text:span text:style-name="T191">____________</text:span><text:span text:style-name="T190"> terriblement épouvantée; en effet une grande tempête </text:span><text:span text:style-name="T191">____________</text:span><text:span text:style-name="T190"> la mer. Cependant Persée </text:span><text:span text:style-name="T191">____________</text:span><text:span text:style-name="T190"> contre le sein de sa mère.</text:span></text:p>
      <text:p text:style-name="P27"><text:soft-page-break/><text:span text:style-name="T219">fabulae facilēs</text:span><text:span text:style-name="T218"> </text:span><text:span text:style-name="T220">: fabula</text:span><text:span text:style-name="T218"> </text:span><text:span text:style-name="T225">secunda</text:span></text:p>
      <text:p text:style-name="P13"><text:span text:style-name="T11">verbe conjugué</text:span> / <text:span text:style-name="T13">verbe à l’infinitif</text:span> / <text:span text:style-name="T14">groupe prépositionnel</text:span></text:p>
      <text:p text:style-name="P15"><text:span text:style-name="T10">nominatif</text:span><text:span text:style-name="T21"> / </text:span><text:span text:style-name="T243">vocatif / </text:span><text:span text:style-name="T30">accusatif</text:span><text:span text:style-name="T243"> / </text:span><text:span text:style-name="T36">génitif</text:span><text:span text:style-name="T243"> / </text:span><text:span text:style-name="T38">datif</text:span><text:span text:style-name="T243"> / </text:span><text:span text:style-name="T44">ablatif</text:span></text:p>
      <text:p text:style-name="P41"><text:span text:style-name="T44"/></text:p>
      <text:p text:style-name="P15"><text:span text:style-name="T44"/></text:p>
      <text:p text:style-name="P24"><text:span text:style-name="T43"><text:tab/></text:span><text:span text:style-name="T204">Iuppiter tamen haec omnia </text:span><text:span text:style-name="T205">u</text:span><text:span text:style-name="T204">idit, et filium suum ser</text:span><text:span text:style-name="T205">u</text:span><text:span text:style-name="T204">are constituit. Tranquillum igitur fecit mare, et arcam ad insulam Seriphum perduxit. Huius insulae Polydectes tum rex erat. Postquam arca ad litus appulsa est, Danae in harena quietem capiebat. Post breve tempus a piscatore quodam reperta est, et ad domum regis Polydectis adducta est. Ille matrem et puerum benigne excepit, et iis sedem tutam in finibus suis dedit. Danae hoc donum libenter accepit, et pro tanto beneficio regi gratias egit. </text:span></text:p>
      <text:p text:style-name="P42"><text:span text:style-name="T190"/></text:p>
      <text:p text:style-name="P25"><text:span text:style-name="T190"/></text:p>
      <text:p text:style-name="P38"><text:span text:style-name="T190">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9:09:25.563212525</meta:creation-date>
    <dc:date>2020-09-06T11:18:38.148369011</dc:date>
    <meta:editing-duration>PT19H49M37S</meta:editing-duration>
    <meta:editing-cycles>207</meta:editing-cycles>
    <meta:generator>LibreOffice/6.0.7.3$Linux_X86_64 LibreOffice_project/00m0$Build-3</meta:generator>
    <meta:print-date>2020-03-17T16:32:55.976565736</meta:print-date>
    <meta:document-statistic meta:table-count="0" meta:image-count="0" meta:object-count="0" meta:page-count="4" meta:paragraph-count="92" meta:word-count="1244" meta:character-count="7714" meta:non-whitespace-character-count="6183"/>
  </office:meta>
</office:document-meta>
</file>